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5cm" fo:margin-left="0cm" table:align="left" style:writing-mode="lr-tb"/>
    </style:style>
    <style:style style:name="Table2.A" style:family="table-column">
      <style:table-column-properties style:column-width="1.746cm"/>
    </style:style>
    <style:style style:name="Table2.B" style:family="table-column">
      <style:table-column-properties style:column-width="15.84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writing-mode="lr-tb"/>
    </style:style>
    <style:style style:name="Table3.A" style:family="table-column">
      <style:table-column-properties style:column-width="2.54cm"/>
    </style:style>
    <style:style style:name="Table3.B" style:family="table-column">
      <style:table-column-properties style:column-width="15.05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4.969cm" style:rel-column-width="18513*"/>
    </style:style>
    <style:style style:name="Table4.B" style:family="table-column">
      <style:table-column-properties style:column-width="1.178cm" style:rel-column-width="4390*"/>
    </style:style>
    <style:style style:name="Table4.C" style:family="table-column">
      <style:table-column-properties style:column-width="1.441cm" style:rel-column-width="5369*"/>
    </style:style>
    <style:style style:name="Table4.D" style:family="table-column">
      <style:table-column-properties style:column-width="2.286cm" style:rel-column-width="8517*"/>
    </style:style>
    <style:style style:name="Table4.E" style:family="table-column">
      <style:table-column-properties style:column-width="3.157cm" style:rel-column-width="11763*"/>
    </style:style>
    <style:style style:name="Table4.F" style:family="table-column">
      <style:table-column-properties style:column-width="4.558cm" style:rel-column-width="16983*"/>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4.969cm" style:rel-column-width="18513*"/>
    </style:style>
    <style:style style:name="Table5.B" style:family="table-column">
      <style:table-column-properties style:column-width="1.178cm" style:rel-column-width="4390*"/>
    </style:style>
    <style:style style:name="Table5.C" style:family="table-column">
      <style:table-column-properties style:column-width="1.441cm" style:rel-column-width="5369*"/>
    </style:style>
    <style:style style:name="Table5.D" style:family="table-column">
      <style:table-column-properties style:column-width="2.286cm" style:rel-column-width="8517*"/>
    </style:style>
    <style:style style:name="Table5.E" style:family="table-column">
      <style:table-column-properties style:column-width="3.157cm" style:rel-column-width="11763*"/>
    </style:style>
    <style:style style:name="Table5.F" style:family="table-column">
      <style:table-column-properties style:column-width="4.558cm" style:rel-column-width="16983*"/>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writing-mode="lr-tb"/>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6.A4" style:family="table-cell">
      <style:table-cell-properties fo:background-color="#b2b2b2"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33a42" officeooo:paragraph-rsid="00033a42" style:font-size-asian="14pt" style:font-weight-asian="bold" style:font-size-complex="14pt" style:font-weight-complex="bold"/>
    </style:style>
    <style:style style:name="P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7" style:family="paragraph" style:parent-style-name="Standard">
      <style:paragraph-properties fo:margin-left="0cm" fo:margin-right="0cm" fo:text-indent="0cm" style:auto-text-indent="false"/>
      <style:text-properties officeooo:rsid="00130d60" officeooo:paragraph-rsid="00130d60"/>
    </style:style>
    <style:style style:name="P8" style:family="paragraph" style:parent-style-name="Standard">
      <style:text-properties officeooo:rsid="00130d60" officeooo:paragraph-rsid="00130d60"/>
    </style:style>
    <style:style style:name="P9" style:family="paragraph" style:parent-style-name="Standard">
      <style:text-properties officeooo:rsid="00130d60" officeooo:paragraph-rsid="0014c255"/>
    </style:style>
    <style:style style:name="P10" style:family="paragraph" style:parent-style-name="Standard">
      <style:text-properties officeooo:rsid="00033a42" officeooo:paragraph-rsid="00033a42"/>
    </style:style>
    <style:style style:name="P11" style:family="paragraph" style:parent-style-name="Standard">
      <style:text-properties officeooo:rsid="00036ed5" officeooo:paragraph-rsid="00036ed5"/>
    </style:style>
    <style:style style:name="P12" style:family="paragraph" style:parent-style-name="Standard">
      <style:text-properties officeooo:rsid="000476b0" officeooo:paragraph-rsid="000476b0"/>
    </style:style>
    <style:style style:name="P13" style:family="paragraph" style:parent-style-name="Standard">
      <style:text-properties officeooo:rsid="00052983" officeooo:paragraph-rsid="00052983"/>
    </style:style>
    <style:style style:name="P14" style:family="paragraph" style:parent-style-name="Standard">
      <style:text-properties officeooo:rsid="00097883" officeooo:paragraph-rsid="00097883"/>
    </style:style>
    <style:style style:name="P15" style:family="paragraph" style:parent-style-name="Standard">
      <style:text-properties officeooo:rsid="000a09d9" officeooo:paragraph-rsid="000a09d9"/>
    </style:style>
    <style:style style:name="P16" style:family="paragraph" style:parent-style-name="Standard">
      <style:text-properties officeooo:rsid="000e6ea1" officeooo:paragraph-rsid="000e6ea1"/>
    </style:style>
    <style:style style:name="P17" style:family="paragraph" style:parent-style-name="Standard">
      <style:text-properties officeooo:rsid="001014db" officeooo:paragraph-rsid="001014db"/>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Standard">
      <style:paragraph-properties fo:break-before="page"/>
    </style:style>
    <style:style style:name="P20" style:family="paragraph" style:parent-style-name="Standard">
      <style:paragraph-properties fo:margin-left="1.27cm" fo:margin-right="0cm" fo:text-indent="0cm" style:auto-text-indent="false"/>
      <style:text-properties officeooo:rsid="00130d60" officeooo:paragraph-rsid="00130d60"/>
    </style:style>
    <style:style style:name="P21" style:family="paragraph" style:parent-style-name="Table_20_Contents">
      <style:paragraph-properties fo:margin-left="1.27cm" fo:margin-right="0cm" fo:text-indent="0cm" style:auto-text-indent="false"/>
      <style:text-properties officeooo:rsid="00052983" officeooo:paragraph-rsid="00052983"/>
    </style:style>
    <style:style style:name="P22" style:family="paragraph" style:parent-style-name="Table_20_Contents">
      <style:paragraph-properties fo:margin-left="1.27cm" fo:margin-right="0cm" fo:text-indent="0cm" style:auto-text-indent="false"/>
      <style:text-properties officeooo:rsid="00052983" officeooo:paragraph-rsid="000c8725"/>
    </style:style>
    <style:style style:name="P23" style:family="paragraph" style:parent-style-name="Table_20_Contents">
      <style:paragraph-properties fo:margin-left="1.27cm" fo:margin-right="0cm" fo:text-indent="0cm" style:auto-text-indent="false"/>
      <style:text-properties officeooo:rsid="00052983" officeooo:paragraph-rsid="000e6ea1"/>
    </style:style>
    <style:style style:name="P24" style:family="paragraph" style:parent-style-name="Table_20_Contents">
      <style:paragraph-properties fo:margin-left="1.27cm" fo:margin-right="0cm" fo:text-indent="0cm" style:auto-text-indent="false"/>
      <style:text-properties officeooo:rsid="000e6ea1" officeooo:paragraph-rsid="000e6ea1"/>
    </style:style>
    <style:style style:name="P25" style:family="paragraph" style:parent-style-name="Text_20_body">
      <style:text-properties officeooo:rsid="00036ed5" officeooo:paragraph-rsid="00036ed5"/>
    </style:style>
    <style:style style:name="P26" style:family="paragraph" style:parent-style-name="Text_20_body">
      <style:text-properties officeooo:rsid="000476b0" officeooo:paragraph-rsid="000476b0"/>
    </style:style>
    <style:style style:name="P27" style:family="paragraph" style:parent-style-name="Text_20_body">
      <style:text-properties officeooo:rsid="0010ec21" officeooo:paragraph-rsid="0010ec21"/>
    </style:style>
    <style:style style:name="P28" style:family="paragraph" style:parent-style-name="Text_20_body">
      <style:text-properties officeooo:rsid="0010ec21" officeooo:paragraph-rsid="00116e82"/>
    </style:style>
    <style:style style:name="P29" style:family="paragraph" style:parent-style-name="Text_20_body">
      <style:text-properties officeooo:rsid="00116e82" officeooo:paragraph-rsid="00116e82"/>
    </style:style>
    <style:style style:name="P30" style:family="paragraph" style:parent-style-name="Text_20_body">
      <style:text-properties officeooo:rsid="0011e977" officeooo:paragraph-rsid="0011e977"/>
    </style:style>
    <style:style style:name="P31" style:family="paragraph" style:parent-style-name="Text_20_body">
      <style:text-properties officeooo:rsid="00130d60" officeooo:paragraph-rsid="00130d60"/>
    </style:style>
    <style:style style:name="P32" style:family="paragraph" style:parent-style-name="Footnote">
      <style:text-properties officeooo:rsid="00116e82" officeooo:paragraph-rsid="00116e82"/>
    </style:style>
    <style:style style:name="P33" style:family="paragraph" style:parent-style-name="Table_20_Contents">
      <style:text-properties officeooo:rsid="00052983" officeooo:paragraph-rsid="00052983"/>
    </style:style>
    <style:style style:name="P34" style:family="paragraph" style:parent-style-name="Table_20_Contents">
      <style:text-properties officeooo:rsid="00052983" officeooo:paragraph-rsid="00097883"/>
    </style:style>
    <style:style style:name="P35" style:family="paragraph" style:parent-style-name="Table_20_Contents">
      <style:text-properties officeooo:rsid="00052983" officeooo:paragraph-rsid="000c8725"/>
    </style:style>
    <style:style style:name="P36" style:family="paragraph" style:parent-style-name="Table_20_Contents">
      <style:text-properties fo:font-weight="bold" officeooo:rsid="00052983" officeooo:paragraph-rsid="00052983" style:font-weight-asian="bold" style:font-weight-complex="bold"/>
    </style:style>
    <style:style style:name="P37" style:family="paragraph" style:parent-style-name="Table_20_Contents">
      <style:text-properties fo:font-weight="bold" officeooo:rsid="00052983" officeooo:paragraph-rsid="00097883" style:font-weight-asian="bold" style:font-weight-complex="bold"/>
    </style:style>
    <style:style style:name="P38" style:family="paragraph" style:parent-style-name="Table_20_Contents">
      <style:text-properties fo:font-weight="bold" officeooo:rsid="0010ec21" officeooo:paragraph-rsid="0010ec21" style:font-weight-asian="bold" style:font-weight-complex="bold"/>
    </style:style>
    <style:style style:name="P39" style:family="paragraph" style:parent-style-name="Table_20_Contents">
      <style:paragraph-properties fo:text-align="center" style:justify-single-word="false"/>
      <style:text-properties fo:font-weight="bold" officeooo:paragraph-rsid="00116e82" style:font-weight-asian="bold" style:font-weight-complex="bold"/>
    </style:style>
    <style:style style:name="P40" style:family="paragraph" style:parent-style-name="Table_20_Contents">
      <style:paragraph-properties fo:text-align="center" style:justify-single-word="false"/>
      <style:text-properties fo:font-weight="bold" officeooo:paragraph-rsid="00130d60" style:font-weight-asian="bold" style:font-weight-complex="bold"/>
    </style:style>
    <style:style style:name="P41" style:family="paragraph" style:parent-style-name="Table_20_Contents">
      <style:text-properties fo:font-weight="bold" officeooo:rsid="00116e82" officeooo:paragraph-rsid="00116e82" style:font-weight-asian="bold" style:font-weight-complex="bold"/>
    </style:style>
    <style:style style:name="P42" style:family="paragraph" style:parent-style-name="Table_20_Contents">
      <style:text-properties officeooo:rsid="00097883" officeooo:paragraph-rsid="00097883"/>
    </style:style>
    <style:style style:name="P43" style:family="paragraph" style:parent-style-name="Table_20_Contents">
      <style:text-properties officeooo:rsid="0010ec21" officeooo:paragraph-rsid="0010ec21"/>
    </style:style>
    <style:style style:name="P44" style:family="paragraph" style:parent-style-name="Table_20_Contents">
      <style:paragraph-properties fo:text-align="center" style:justify-single-word="false"/>
      <style:text-properties officeooo:paragraph-rsid="00116e82"/>
    </style:style>
    <style:style style:name="P45" style:family="paragraph" style:parent-style-name="Table_20_Contents">
      <style:paragraph-properties fo:text-align="center" style:justify-single-word="false"/>
      <style:text-properties officeooo:paragraph-rsid="00130d60"/>
    </style:style>
    <style:style style:name="P46" style:family="paragraph" style:parent-style-name="Table_20_Contents">
      <style:paragraph-properties fo:text-align="center" style:justify-single-word="false"/>
      <style:text-properties officeooo:rsid="00116e82" officeooo:paragraph-rsid="00116e82"/>
    </style:style>
    <style:style style:name="P47" style:family="paragraph" style:parent-style-name="Table_20_Contents">
      <style:paragraph-properties fo:text-align="center" style:justify-single-word="false"/>
      <style:text-properties officeooo:rsid="00116e82" officeooo:paragraph-rsid="00130d60"/>
    </style:style>
    <style:style style:name="P48" style:family="paragraph" style:parent-style-name="Table_20_Contents">
      <style:paragraph-properties fo:text-align="start" style:justify-single-word="false"/>
      <style:text-properties officeooo:rsid="00116e82" officeooo:paragraph-rsid="00116e82"/>
    </style:style>
    <style:style style:name="P49" style:family="paragraph" style:parent-style-name="Table_20_Contents">
      <style:paragraph-properties fo:text-align="start" style:justify-single-word="false"/>
      <style:text-properties officeooo:rsid="00116e82" officeooo:paragraph-rsid="00130d60"/>
    </style:style>
    <style:style style:name="P50" style:family="paragraph" style:parent-style-name="Table_20_Contents">
      <style:text-properties officeooo:rsid="00116e82" officeooo:paragraph-rsid="00116e82"/>
    </style:style>
    <style:style style:name="P51" style:family="paragraph" style:parent-style-name="Table_20_Contents">
      <style:paragraph-properties fo:text-align="center" style:justify-single-word="false"/>
      <style:text-properties officeooo:rsid="0014c255" officeooo:paragraph-rsid="0014c255"/>
    </style:style>
    <style:style style:name="P52" style:family="paragraph" style:parent-style-name="Table_20_Contents">
      <style:paragraph-properties fo:margin-left="2.54cm" fo:margin-right="0cm" fo:text-indent="0cm" style:auto-text-indent="false"/>
      <style:text-properties officeooo:rsid="00052983" officeooo:paragraph-rsid="000c8725"/>
    </style:style>
    <style:style style:name="P53"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ce104"/>
    </style:style>
    <style:style style:name="P5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5" style:family="paragraph" style:parent-style-name="Heading_20_1" style:master-page-name="First_20_Page">
      <style:paragraph-properties style:page-number="auto"/>
    </style:style>
    <style:style style:name="P56" style:family="paragraph" style:parent-style-name="Heading_20_2">
      <style:text-properties officeooo:paragraph-rsid="00116e82"/>
    </style:style>
    <style:style style:name="P57" style:family="paragraph" style:parent-style-name="Heading_20_3">
      <style:text-properties officeooo:rsid="000476b0" officeooo:paragraph-rsid="000476b0"/>
    </style:style>
    <style:style style:name="P58" style:family="paragraph" style:parent-style-name="Heading_20_3">
      <style:text-properties officeooo:rsid="00036ed5" officeooo:paragraph-rsid="00036ed5"/>
    </style:style>
    <style:style style:name="P59" style:family="paragraph" style:parent-style-name="Heading_20_3">
      <style:text-properties officeooo:rsid="000e6ea1" officeooo:paragraph-rsid="000e6ea1"/>
    </style:style>
    <style:style style:name="P60" style:family="paragraph" style:parent-style-name="Heading_20_3">
      <style:text-properties officeooo:rsid="00130d60" officeooo:paragraph-rsid="00130d60"/>
    </style:style>
    <style:style style:name="P61" style:family="paragraph" style:parent-style-name="Heading_20_3">
      <style:text-properties officeooo:paragraph-rsid="00130d60"/>
    </style:style>
    <style:style style:name="P62" style:family="paragraph" style:parent-style-name="Heading_20_4">
      <style:text-properties officeooo:rsid="00036ed5" officeooo:paragraph-rsid="00036ed5"/>
    </style:style>
    <style:style style:name="P63" style:family="paragraph" style:parent-style-name="Heading_20_4">
      <style:text-properties officeooo:rsid="000476b0" officeooo:paragraph-rsid="000476b0"/>
    </style:style>
    <style:style style:name="P64" style:family="paragraph" style:parent-style-name="Heading_20_4">
      <style:text-properties officeooo:rsid="001014db" officeooo:paragraph-rsid="001014db"/>
    </style:style>
    <style:style style:name="P65" style:family="paragraph" style:parent-style-name="Heading_20_4">
      <style:text-properties officeooo:rsid="00116e82" officeooo:paragraph-rsid="00116e82"/>
    </style:style>
    <style:style style:name="P66" style:family="paragraph" style:parent-style-name="Standard" style:list-style-name="L1"/>
    <style:style style:name="P67" style:family="paragraph" style:parent-style-name="Standard" style:list-style-name="L2">
      <style:text-properties officeooo:rsid="000476b0" officeooo:paragraph-rsid="000476b0"/>
    </style:style>
    <style:style style:name="P68" style:family="paragraph" style:parent-style-name="Standard" style:list-style-name="L3">
      <style:text-properties officeooo:rsid="001014db" officeooo:paragraph-rsid="001014db"/>
    </style:style>
    <style:style style:name="P69" style:family="paragraph" style:parent-style-name="Standard" style:list-style-name="L4">
      <style:text-properties officeooo:rsid="00130d60" officeooo:paragraph-rsid="00130d60"/>
    </style:style>
    <style:style style:name="P70" style:family="paragraph" style:parent-style-name="Standard">
      <style:text-properties officeooo:rsid="00130d60" officeooo:paragraph-rsid="00130d60"/>
    </style:style>
    <style:style style:name="P71" style:family="paragraph" style:parent-style-name="Text_20_body">
      <style:paragraph-properties fo:margin-left="0cm" fo:margin-right="0cm" fo:margin-top="0cm" fo:margin-bottom="0.3cm" style:contextual-spacing="false" fo:orphans="2" fo:widows="2" fo:text-indent="0cm" style:auto-text-indent="false" style:writing-mode="lr-tb">
        <style:tab-stops>
          <style:tab-stop style:position="7.62cm" style:type="center"/>
          <style:tab-stop style:position="16.508cm" style:type="right"/>
        </style:tab-stops>
      </style:paragraph-properties>
      <style:text-properties officeooo:paragraph-rsid="001dc103"/>
    </style:style>
    <style:style style:name="P72" style:family="paragraph">
      <style:paragraph-properties style:writing-mode="lr-tb"/>
      <style:text-properties style:font-name="Times New Roman1" fo:font-size="1pt" style:font-name-asian="Times New Roman1" style:font-name-complex="Times New Roman1"/>
    </style:style>
    <style:style style:name="P7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9pt" style:font-size-asian="9pt" style:font-size-complex="8pt"/>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style:font-name="Times New Roman" fo:font-size="12pt" fo:language="en" fo:country="US" officeooo:rsid="0011e977" style:font-name-asian="Times New Roman" style:font-size-asian="18pt" style:font-name-complex="Times New Roman" style:font-size-complex="12pt" style:language-complex="ar" style:country-complex="SA" style:font-weight-complex="bold"/>
    </style:style>
    <style:style style:name="T7" style:family="text">
      <style:text-properties officeooo:rsid="000476b0"/>
    </style:style>
    <style:style style:name="T8" style:family="text">
      <style:text-properties officeooo:rsid="0004cf8b"/>
    </style:style>
    <style:style style:name="T9" style:family="text">
      <style:text-properties officeooo:rsid="00061910"/>
    </style:style>
    <style:style style:name="T10" style:family="text">
      <style:text-properties officeooo:rsid="00097883"/>
    </style:style>
    <style:style style:name="T11" style:family="text">
      <style:text-properties officeooo:rsid="000c8725"/>
    </style:style>
    <style:style style:name="T12" style:family="text">
      <style:text-properties officeooo:rsid="000e6ea1"/>
    </style:style>
    <style:style style:name="T13" style:family="text">
      <style:text-properties officeooo:rsid="0010ec21"/>
    </style:style>
    <style:style style:name="T14" style:family="text">
      <style:text-properties officeooo:rsid="00116e82"/>
    </style:style>
    <style:style style:name="T15" style:family="text">
      <style:text-properties officeooo:rsid="00130d60"/>
    </style:style>
    <style:style style:name="T16" style:family="text">
      <style:text-properties officeooo:rsid="0014c255"/>
    </style:style>
    <style:style style:name="T17" style:family="text">
      <style:text-properties officeooo:rsid="00167dd0"/>
    </style:style>
    <style:style style:name="T18" style:family="text">
      <style:text-properties officeooo:rsid="00179adc"/>
    </style:style>
    <style:style style:name="T19" style:family="text">
      <style:text-properties officeooo:rsid="00191c9b"/>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54600208" text:id="ct105553254600208">
          <text:insertion>
            <office:change-info>
              <dc:creator>Bob Jacobsen</dc:creator>
              <dc:date>2012-04-22T15:03:00</dc:date>
            </office:change-info>
          </text:insertion>
        </text:changed-region>
        <text:changed-region xml:id="ct105553254605968" text:id="ct105553254605968">
          <text:insertion>
            <office:change-info>
              <dc:creator>Stuart Baker</dc:creator>
              <dc:date>2015-04-05T21:34:00</dc:date>
            </office:change-info>
          </text:insertion>
        </text:changed-region>
        <text:changed-region xml:id="ct105553254576560" text:id="ct105553254576560">
          <text:insertion>
            <office:change-info>
              <dc:creator>Bob Jacobsen</dc:creator>
              <dc:date>2012-11-15T01:15:00</dc:date>
            </office:change-info>
          </text:insertion>
        </text:changed-region>
        <text:changed-region xml:id="ct105553254579680" text:id="ct105553254579680">
          <text:insertion>
            <office:change-info>
              <dc:creator>Bob Jacobsen</dc:creator>
              <dc:date>2012-11-15T01:16:00</dc:date>
            </office:change-info>
          </text:insertion>
        </text:changed-region>
        <text:changed-region xml:id="ct105553254576800" text:id="ct105553254576800">
          <text:insertion>
            <office:change-info>
              <dc:creator>Bob Jacobsen</dc:creator>
              <dc:date>2012-11-15T01:17:00</dc:date>
            </office:change-info>
          </text:insertion>
        </text:changed-region>
        <text:changed-region xml:id="ct105553254563840" text:id="ct105553254563840">
          <text:insertion>
            <office:change-info>
              <dc:creator>Stuart Baker</dc:creator>
              <dc:date>2015-04-05T11:56:00</dc:date>
            </office:change-info>
          </text:insertion>
        </text:changed-region>
        <text:changed-region xml:id="ct105553254573920" text:id="ct105553254573920">
          <text:insertion>
            <office:change-info>
              <dc:creator>Stuart Baker</dc:creator>
              <dc:date>2015-04-05T11:59:00</dc:date>
            </office:change-info>
          </text:insertion>
        </text:changed-region>
        <text:changed-region xml:id="ct105553254573440" text:id="ct105553254573440">
          <text:insertion>
            <office:change-info>
              <dc:creator>Stuart Baker</dc:creator>
              <dc:date>2015-04-05T12:00:00</dc:date>
            </office:change-info>
          </text:insertion>
        </text:changed-region>
        <text:changed-region xml:id="ct105553254578720" text:id="ct105553254578720">
          <text:insertion>
            <office:change-info>
              <dc:creator>Stuart Baker</dc:creator>
              <dc:date>2015-04-05T12:01:00</dc:date>
            </office:change-info>
          </text:insertion>
        </text:changed-region>
        <text:changed-region xml:id="ct105553254568640" text:id="ct105553254568640">
          <text:insertion>
            <office:change-info>
              <dc:creator>Stuart Baker</dc:creator>
              <dc:date>2015-04-05T12:02:00</dc:date>
            </office:change-info>
          </text:insertion>
        </text:changed-region>
        <text:changed-region xml:id="ct105553254574880" text:id="ct105553254574880">
          <text:insertion>
            <office:change-info>
              <dc:creator>Stuart Baker</dc:creator>
              <dc:date>2015-04-05T12:03:00</dc:date>
            </office:change-info>
          </text:insertion>
        </text:changed-region>
        <text:changed-region xml:id="ct105553254578960" text:id="ct105553254578960">
          <text:insertion>
            <office:change-info>
              <dc:creator>Stuart Baker</dc:creator>
              <dc:date>2015-04-05T12:04:00</dc:date>
            </office:change-info>
          </text:insertion>
        </text:changed-region>
        <text:changed-region xml:id="ct105553254573680" text:id="ct105553254573680">
          <text:insertion>
            <office:change-info>
              <dc:creator>Stuart Baker</dc:creator>
              <dc:date>2015-04-05T12:05:00</dc:date>
            </office:change-info>
          </text:insertion>
        </text:changed-region>
        <text:changed-region xml:id="ct105553254571280" text:id="ct105553254571280">
          <text:insertion>
            <office:change-info>
              <dc:creator>Stuart Baker</dc:creator>
              <dc:date>2015-04-05T12:17:00</dc:date>
            </office:change-info>
          </text:insertion>
        </text:changed-region>
        <text:changed-region xml:id="ct105553254576080" text:id="ct105553254576080">
          <text:insertion>
            <office:change-info>
              <dc:creator>Stuart Baker</dc:creator>
              <dc:date>2015-04-05T12:18:00</dc:date>
            </office:change-info>
          </text:insertion>
        </text:changed-region>
        <text:changed-region xml:id="ct105553254574160" text:id="ct105553254574160">
          <text:insertion>
            <office:change-info>
              <dc:creator>Stuart Baker</dc:creator>
              <dc:date>2015-04-05T12:19:00</dc:date>
            </office:change-info>
          </text:insertion>
        </text:changed-region>
        <text:changed-region xml:id="ct105553254558016" text:id="ct105553254558016">
          <text:insertion>
            <office:change-info>
              <dc:creator>Stuart Baker</dc:creator>
              <dc:date>2015-04-05T12:20:00</dc:date>
            </office:change-info>
          </text:insertion>
        </text:changed-region>
        <text:changed-region xml:id="ct105553254563056" text:id="ct105553254563056">
          <text:insertion>
            <office:change-info>
              <dc:creator>Stuart Baker</dc:creator>
              <dc:date>2015-04-05T12:21:00</dc:date>
            </office:change-info>
          </text:insertion>
        </text:changed-region>
        <text:changed-region xml:id="ct105553254552016" text:id="ct105553254552016">
          <text:insertion>
            <office:change-info>
              <dc:creator>Stuart Baker</dc:creator>
              <dc:date>2015-04-05T12:22:00</dc:date>
            </office:change-info>
          </text:insertion>
        </text:changed-region>
        <text:changed-region xml:id="ct105553254551536" text:id="ct105553254551536">
          <text:insertion>
            <office:change-info>
              <dc:creator>Stuart Baker</dc:creator>
              <dc:date>2015-04-05T12:23:00</dc:date>
            </office:change-info>
          </text:insertion>
        </text:changed-region>
        <text:changed-region xml:id="ct105553254593664" text:id="ct105553254593664">
          <text:insertion>
            <office:change-info>
              <dc:creator>Stuart Baker</dc:creator>
              <dc:date>2015-04-05T12:24:00</dc:date>
            </office:change-info>
          </text:insertion>
        </text:changed-region>
        <text:changed-region xml:id="ct105553254593184" text:id="ct105553254593184">
          <text:insertion>
            <office:change-info>
              <dc:creator>Stuart Baker</dc:creator>
              <dc:date>2015-04-05T12:25:00</dc:date>
            </office:change-info>
          </text:insertion>
        </text:changed-region>
        <text:changed-region xml:id="ct105553254591744" text:id="ct105553254591744">
          <text:insertion>
            <office:change-info>
              <dc:creator>Stuart Baker</dc:creator>
              <dc:date>2015-04-05T12:26:00</dc:date>
            </office:change-info>
          </text:insertion>
        </text:changed-region>
        <text:changed-region xml:id="ct105553254587664" text:id="ct105553254587664">
          <text:insertion>
            <office:change-info>
              <dc:creator>Stuart Baker</dc:creator>
              <dc:date>2015-04-05T12:27:00</dc:date>
            </office:change-info>
          </text:insertion>
        </text:changed-region>
        <text:changed-region xml:id="ct105553254592464" text:id="ct105553254592464">
          <text:insertion>
            <office:change-info>
              <dc:creator>Stuart Baker</dc:creator>
              <dc:date>2015-04-05T12:06:00</dc:date>
            </office:change-info>
          </text:insertion>
        </text:changed-region>
        <text:changed-region xml:id="ct105553254583104" text:id="ct105553254583104">
          <text:insertion>
            <office:change-info>
              <dc:creator>Stuart Baker</dc:creator>
              <dc:date>2015-04-05T12:07:00</dc:date>
            </office:change-info>
          </text:insertion>
        </text:changed-region>
        <text:changed-region xml:id="ct105553254590784" text:id="ct105553254590784">
          <text:insertion>
            <office:change-info>
              <dc:creator>Stuart Baker</dc:creator>
              <dc:date>2015-04-05T12:10:00</dc:date>
            </office:change-info>
          </text:insertion>
        </text:changed-region>
        <text:changed-region xml:id="ct105553254580224" text:id="ct105553254580224">
          <text:insertion>
            <office:change-info>
              <dc:creator>Stuart Baker</dc:creator>
              <dc:date>2015-04-05T12:11:00</dc:date>
            </office:change-info>
          </text:insertion>
        </text:changed-region>
        <text:changed-region xml:id="ct105553254587184" text:id="ct105553254587184">
          <text:insertion>
            <office:change-info>
              <dc:creator>Stuart Baker</dc:creator>
              <dc:date>2015-04-05T12:15:00</dc:date>
            </office:change-info>
          </text:insertion>
        </text:changed-region>
        <text:changed-region xml:id="ct105553254584064" text:id="ct105553254584064">
          <text:insertion>
            <office:change-info>
              <dc:creator>Stuart Baker</dc:creator>
              <dc:date>2015-04-05T12:16:00</dc:date>
            </office:change-info>
          </text:insertion>
        </text:changed-region>
        <text:changed-region xml:id="ct105553254590304" text:id="ct105553254590304">
          <text:insertion>
            <office:change-info>
              <dc:creator>Stuart Baker</dc:creator>
              <dc:date>2015-04-05T12:12:00</dc:date>
            </office:change-info>
          </text:insertion>
        </text:changed-region>
        <text:changed-region xml:id="ct105553254666944" text:id="ct105553254666944">
          <text:insertion>
            <office:change-info>
              <dc:creator>Stuart Baker</dc:creator>
              <dc:date>2015-04-05T12:13:00</dc:date>
            </office:change-info>
          </text:insertion>
        </text:changed-region>
        <text:changed-region xml:id="ct105553254653200" text:id="ct105553254653200">
          <text:insertion>
            <office:change-info>
              <dc:creator>Stuart Baker</dc:creator>
              <dc:date>2015-04-05T12:14:00</dc:date>
            </office:change-info>
          </text:insertion>
        </text:changed-region>
        <text:changed-region xml:id="ct105553254654880" text:id="ct105553254654880">
          <text:insertion>
            <office:change-info>
              <dc:creator>Stuart Baker</dc:creator>
              <dc:date>2015-04-05T12:28:00</dc:date>
            </office:change-info>
          </text:insertion>
        </text:changed-region>
        <text:changed-region xml:id="ct105553254263824" text:id="ct105553254263824">
          <text:insertion>
            <office:change-info>
              <dc:creator>Stuart Baker</dc:creator>
              <dc:date>2015-04-05T12:33:00</dc:date>
            </office:change-info>
          </text:insertion>
        </text:changed-region>
        <text:changed-region xml:id="ct105553254266224" text:id="ct105553254266224">
          <text:insertion>
            <office:change-info>
              <dc:creator>Bob Jacobsen</dc:creator>
              <dc:date>2012-11-15T01:17:00</dc:date>
            </office:change-info>
          </text:insertion>
        </text:changed-region>
        <text:changed-region xml:id="ct105553254258064" text:id="ct105553254258064">
          <text:deletion>
            <office:change-info>
              <dc:creator>Bob Jacobsen</dc:creator>
              <dc:date>2012-11-15T01:17:00</dc:date>
            </office:change-info>
            <text:h text:style-name="Heading_20_1" text:outline-level="1">Annotations to the Standard</text:h>
          </text:deletion>
        </text:changed-region>
        <text:changed-region xml:id="ct105553254262624" text:id="ct105553254262624">
          <text:insertion>
            <office:change-info>
              <dc:creator>Bob Jacobsen</dc:creator>
              <dc:date>2012-11-15T01:17:00</dc:date>
            </office:change-info>
          </text:insertion>
        </text:changed-region>
        <text:changed-region xml:id="ct105553254598048" text:id="ct105553254598048">
          <text:insertion>
            <office:change-info>
              <dc:creator>Bob Jacobsen</dc:creator>
              <dc:date>2012-11-15T01:18:00</dc:date>
            </office:change-info>
          </text:insertion>
        </text:changed-region>
        <text:changed-region xml:id="ct105553254606928" text:id="ct105553254606928">
          <text:insertion>
            <office:change-info>
              <dc:creator>Bob Jacobsen</dc:creator>
              <dc:date>2012-04-22T15:03:00</dc:date>
            </office:change-info>
          </text:insertion>
        </text:changed-region>
        <text:changed-region xml:id="ct105553254607888" text:id="ct105553254607888">
          <text:insertion>
            <office:change-info>
              <dc:creator>Bob Jacobsen</dc:creator>
              <dc:date>2013-03-21T09:58:00</dc:date>
            </office:change-info>
          </text:insertion>
        </text:changed-region>
        <text:changed-region xml:id="ct105553254602128" text:id="ct105553254602128">
          <text:insertion>
            <office:change-info>
              <dc:creator>Stuart Baker</dc:creator>
              <dc:date>2015-04-05T12:46:00</dc:date>
            </office:change-info>
          </text:insertion>
        </text:changed-region>
        <text:changed-region xml:id="ct105553254599488" text:id="ct105553254599488">
          <text:insertion>
            <office:change-info>
              <dc:creator>Stuart Baker</dc:creator>
              <dc:date>2015-04-05T12:47:00</dc:date>
            </office:change-info>
          </text:insertion>
        </text:changed-region>
        <text:changed-region xml:id="ct105553254607168" text:id="ct105553254607168">
          <text:insertion>
            <office:change-info>
              <dc:creator>Stuart Baker</dc:creator>
              <dc:date>2015-04-05T21:34:00</dc:date>
            </office:change-info>
          </text:insertion>
        </text:changed-region>
        <text:changed-region xml:id="ct105553254607648" text:id="ct105553254607648">
          <text:insertion>
            <office:change-info>
              <dc:creator>Stuart Baker</dc:creator>
              <dc:date>2015-04-05T12:51:00</dc:date>
            </office:change-info>
          </text:insertion>
        </text:changed-region>
        <text:changed-region xml:id="ct105553254599248" text:id="ct105553254599248">
          <text:insertion>
            <office:change-info>
              <dc:creator>Stuart Baker</dc:creator>
              <dc:date>2015-04-05T12:52:00</dc:date>
            </office:change-info>
          </text:insertion>
        </text:changed-region>
        <text:changed-region xml:id="ct105553254601648" text:id="ct105553254601648">
          <text:insertion>
            <office:change-info>
              <dc:creator>Stuart Baker</dc:creator>
              <dc:date>2015-04-05T12:55:00</dc:date>
            </office:change-info>
          </text:insertion>
        </text:changed-region>
        <text:changed-region xml:id="ct105553254599968" text:id="ct105553254599968">
          <text:insertion>
            <office:change-info>
              <dc:creator>Stuart Baker</dc:creator>
              <dc:date>2015-04-05T12:52:00</dc:date>
            </office:change-info>
          </text:insertion>
        </text:changed-region>
        <text:changed-region xml:id="ct105553254608608" text:id="ct105553254608608">
          <text:insertion>
            <office:change-info>
              <dc:creator>Stuart Baker</dc:creator>
              <dc:date>2015-04-05T12:52:00</dc:date>
            </office:change-info>
          </text:insertion>
        </text:changed-region>
        <text:changed-region xml:id="ct105553254602368" text:id="ct105553254602368">
          <text:insertion>
            <office:change-info>
              <dc:creator>Stuart Baker</dc:creator>
              <dc:date>2015-04-05T12:54:00</dc:date>
            </office:change-info>
          </text:insertion>
        </text:changed-region>
        <text:changed-region xml:id="ct105553254600448" text:id="ct105553254600448">
          <text:insertion>
            <office:change-info>
              <dc:creator>Stuart Baker</dc:creator>
              <dc:date>2015-04-05T12:52:00</dc:date>
            </office:change-info>
          </text:insertion>
        </text:changed-region>
        <text:changed-region xml:id="ct105553254606448" text:id="ct105553254606448">
          <text:insertion>
            <office:change-info>
              <dc:creator>Stuart Baker</dc:creator>
              <dc:date>2015-04-05T12:54:00</dc:date>
            </office:change-info>
          </text:insertion>
        </text:changed-region>
        <text:changed-region xml:id="ct105553254598528" text:id="ct105553254598528">
          <text:insertion>
            <office:change-info>
              <dc:creator>Stuart Baker</dc:creator>
              <dc:date>2015-04-05T12:52:00</dc:date>
            </office:change-info>
          </text:insertion>
        </text:changed-region>
        <text:changed-region xml:id="ct105553254603568" text:id="ct105553254603568">
          <text:insertion>
            <office:change-info>
              <dc:creator>Stuart Baker</dc:creator>
              <dc:date>2015-04-05T12:54:00</dc:date>
            </office:change-info>
          </text:insertion>
        </text:changed-region>
        <text:changed-region xml:id="ct105553254601408" text:id="ct105553254601408">
          <text:insertion>
            <office:change-info>
              <dc:creator>Stuart Baker</dc:creator>
              <dc:date>2015-04-05T12:52:00</dc:date>
            </office:change-info>
          </text:insertion>
        </text:changed-region>
        <text:changed-region xml:id="ct105553254601168" text:id="ct105553254601168">
          <text:insertion>
            <office:change-info>
              <dc:creator>Stuart Baker</dc:creator>
              <dc:date>2015-04-05T12:54:00</dc:date>
            </office:change-info>
          </text:insertion>
        </text:changed-region>
        <text:changed-region xml:id="ct105553254605488" text:id="ct105553254605488">
          <text:insertion>
            <office:change-info>
              <dc:creator>Stuart Baker</dc:creator>
              <dc:date>2015-04-05T12:55:00</dc:date>
            </office:change-info>
          </text:insertion>
        </text:changed-region>
        <text:changed-region xml:id="ct105553254608128" text:id="ct105553254608128">
          <text:insertion>
            <office:change-info>
              <dc:creator>Stuart Baker</dc:creator>
              <dc:date>2015-04-05T12:52:00</dc:date>
            </office:change-info>
          </text:insertion>
        </text:changed-region>
        <text:changed-region xml:id="ct105553254596608" text:id="ct105553254596608">
          <text:insertion>
            <office:change-info>
              <dc:creator>Stuart Baker</dc:creator>
              <dc:date>2015-04-05T12:55:00</dc:date>
            </office:change-info>
          </text:insertion>
        </text:changed-region>
        <text:changed-region xml:id="ct105553254605248" text:id="ct105553254605248">
          <text:insertion>
            <office:change-info>
              <dc:creator>Stuart Baker</dc:creator>
              <dc:date>2015-04-05T12:56:00</dc:date>
            </office:change-info>
          </text:insertion>
        </text:changed-region>
        <text:changed-region xml:id="ct105553254608848" text:id="ct105553254608848">
          <text:insertion>
            <office:change-info>
              <dc:creator>Stuart Baker</dc:creator>
              <dc:date>2015-04-05T12:52:00</dc:date>
            </office:change-info>
          </text:insertion>
        </text:changed-region>
        <text:changed-region xml:id="ct105553254597088" text:id="ct105553254597088">
          <text:insertion>
            <office:change-info>
              <dc:creator>Stuart Baker</dc:creator>
              <dc:date>2015-04-05T12:57:00</dc:date>
            </office:change-info>
          </text:insertion>
        </text:changed-region>
        <text:changed-region xml:id="ct105553254607408" text:id="ct105553254607408">
          <text:insertion>
            <office:change-info>
              <dc:creator>Stuart Baker</dc:creator>
              <dc:date>2015-04-05T16:33:00</dc:date>
            </office:change-info>
          </text:insertion>
        </text:changed-region>
        <text:changed-region xml:id="ct105553254603808" text:id="ct105553254603808">
          <text:insertion>
            <office:change-info>
              <dc:creator>Stuart Baker</dc:creator>
              <dc:date>2015-04-05T12:52:00</dc:date>
            </office:change-info>
          </text:insertion>
        </text:changed-region>
        <text:changed-region xml:id="ct105553253845104" text:id="ct105553253845104">
          <text:insertion>
            <office:change-info>
              <dc:creator>Stuart Baker</dc:creator>
              <dc:date>2015-04-05T12:52:00</dc:date>
            </office:change-info>
          </text:insertion>
        </text:changed-region>
        <text:changed-region xml:id="ct105553253850864" text:id="ct105553253850864">
          <text:insertion>
            <office:change-info>
              <dc:creator>Stuart Baker</dc:creator>
              <dc:date>2015-04-05T12:52:00</dc:date>
            </office:change-info>
          </text:insertion>
        </text:changed-region>
        <text:changed-region xml:id="ct105553253850624" text:id="ct105553253850624">
          <text:insertion>
            <office:change-info>
              <dc:creator>Stuart Baker</dc:creator>
              <dc:date>2015-04-05T12:58:00</dc:date>
            </office:change-info>
          </text:insertion>
        </text:changed-region>
        <text:changed-region xml:id="ct105553253843664" text:id="ct105553253843664">
          <text:insertion>
            <office:change-info>
              <dc:creator>Stuart Baker</dc:creator>
              <dc:date>2015-04-05T12:59:00</dc:date>
            </office:change-info>
          </text:insertion>
        </text:changed-region>
        <text:changed-region xml:id="ct105553253853024" text:id="ct105553253853024">
          <text:insertion>
            <office:change-info>
              <dc:creator>Stuart Baker</dc:creator>
              <dc:date>2015-04-05T13:00:00</dc:date>
            </office:change-info>
          </text:insertion>
        </text:changed-region>
        <text:changed-region xml:id="ct105553253851584" text:id="ct105553253851584">
          <text:insertion>
            <office:change-info>
              <dc:creator>Stuart Baker</dc:creator>
              <dc:date>2015-04-05T13:02:00</dc:date>
            </office:change-info>
          </text:insertion>
        </text:changed-region>
        <text:changed-region xml:id="ct105553253857584" text:id="ct105553253857584">
          <text:insertion>
            <office:change-info>
              <dc:creator>Stuart Baker</dc:creator>
              <dc:date>2015-04-05T13:02:00</dc:date>
            </office:change-info>
          </text:insertion>
        </text:changed-region>
        <text:changed-region xml:id="ct105553253847504" text:id="ct105553253847504">
          <text:insertion>
            <office:change-info>
              <dc:creator>Stuart Baker</dc:creator>
              <dc:date>2015-04-05T13:02:00</dc:date>
            </office:change-info>
          </text:insertion>
        </text:changed-region>
        <text:changed-region xml:id="ct105553253847024" text:id="ct105553253847024">
          <text:insertion>
            <office:change-info>
              <dc:creator>Stuart Baker</dc:creator>
              <dc:date>2015-04-05T13:02:00</dc:date>
            </office:change-info>
          </text:insertion>
        </text:changed-region>
        <text:changed-region xml:id="ct105553253844864" text:id="ct105553253844864">
          <text:insertion>
            <office:change-info>
              <dc:creator>Stuart Baker</dc:creator>
              <dc:date>2015-04-05T13:02:00</dc:date>
            </office:change-info>
          </text:insertion>
        </text:changed-region>
        <text:changed-region xml:id="ct105553253858064" text:id="ct105553253858064">
          <text:insertion>
            <office:change-info>
              <dc:creator>Stuart Baker</dc:creator>
              <dc:date>2015-04-05T13:02:00</dc:date>
            </office:change-info>
          </text:insertion>
        </text:changed-region>
        <text:changed-region xml:id="ct105553253849904" text:id="ct105553253849904">
          <text:insertion>
            <office:change-info>
              <dc:creator>Stuart Baker</dc:creator>
              <dc:date>2015-04-05T13:02:00</dc:date>
            </office:change-info>
          </text:insertion>
        </text:changed-region>
        <text:changed-region xml:id="ct105553253854704" text:id="ct105553253854704">
          <text:insertion>
            <office:change-info>
              <dc:creator>Stuart Baker</dc:creator>
              <dc:date>2015-04-05T13:02:00</dc:date>
            </office:change-info>
          </text:insertion>
        </text:changed-region>
        <text:changed-region xml:id="ct105553253844144" text:id="ct105553253844144">
          <text:insertion>
            <office:change-info>
              <dc:creator>Stuart Baker</dc:creator>
              <dc:date>2015-04-05T19:18:00</dc:date>
            </office:change-info>
          </text:insertion>
        </text:changed-region>
        <text:changed-region xml:id="ct105553253857104" text:id="ct105553253857104">
          <text:insertion>
            <office:change-info>
              <dc:creator>Stuart Baker</dc:creator>
              <dc:date>2015-04-05T19:19:00</dc:date>
            </office:change-info>
          </text:insertion>
        </text:changed-region>
        <text:changed-region xml:id="ct105553253850144" text:id="ct105553253850144">
          <text:insertion>
            <office:change-info>
              <dc:creator>Stuart Baker</dc:creator>
              <dc:date>2015-04-05T19:19:00</dc:date>
            </office:change-info>
          </text:insertion>
        </text:changed-region>
        <text:changed-region xml:id="ct105553253851104" text:id="ct105553253851104">
          <text:insertion>
            <office:change-info>
              <dc:creator>Stuart Baker</dc:creator>
              <dc:date>2015-04-05T21:43:00</dc:date>
            </office:change-info>
          </text:insertion>
        </text:changed-region>
        <text:changed-region xml:id="ct105553253844624" text:id="ct105553253844624">
          <text:insertion>
            <office:change-info>
              <dc:creator>Stuart Baker</dc:creator>
              <dc:date>2015-04-05T21:44:00</dc:date>
            </office:change-info>
          </text:insertion>
        </text:changed-region>
        <text:changed-region xml:id="ct105553253858304" text:id="ct105553253858304">
          <text:insertion>
            <office:change-info>
              <dc:creator>Stuart Baker</dc:creator>
              <dc:date>2015-04-05T21:44:00</dc:date>
            </office:change-info>
          </text:insertion>
        </text:changed-region>
        <text:changed-region xml:id="ct105553253842640" text:id="ct105553253842640">
          <text:insertion>
            <office:change-info>
              <dc:creator>Stuart Baker</dc:creator>
              <dc:date>2015-04-05T21:45:00</dc:date>
            </office:change-info>
          </text:insertion>
        </text:changed-region>
        <text:changed-region xml:id="ct105553253835680" text:id="ct105553253835680">
          <text:insertion>
            <office:change-info>
              <dc:creator>Stuart Baker</dc:creator>
              <dc:date>2015-04-05T21:46:00</dc:date>
            </office:change-info>
          </text:insertion>
        </text:changed-region>
        <text:changed-region xml:id="ct105553253828480" text:id="ct105553253828480">
          <text:insertion>
            <office:change-info>
              <dc:creator>Stuart Baker</dc:creator>
              <dc:date>2015-04-05T13:02:00</dc:date>
            </office:change-info>
          </text:insertion>
        </text:changed-region>
        <text:changed-region xml:id="ct105553253840240" text:id="ct105553253840240">
          <text:insertion>
            <office:change-info>
              <dc:creator>Stuart Baker</dc:creator>
              <dc:date>2015-04-05T19:20:00</dc:date>
            </office:change-info>
          </text:insertion>
        </text:changed-region>
        <text:changed-region xml:id="ct105553253828720" text:id="ct105553253828720">
          <text:insertion>
            <office:change-info>
              <dc:creator>Stuart Baker</dc:creator>
              <dc:date>2015-04-05T13:02:00</dc:date>
            </office:change-info>
          </text:insertion>
        </text:changed-region>
        <text:changed-region xml:id="ct105553253840720" text:id="ct105553253840720">
          <text:insertion>
            <office:change-info>
              <dc:creator>Stuart Baker</dc:creator>
              <dc:date>2015-04-05T13:02:00</dc:date>
            </office:change-info>
          </text:insertion>
        </text:changed-region>
        <text:changed-region xml:id="ct105553253833040" text:id="ct105553253833040">
          <text:insertion>
            <office:change-info>
              <dc:creator>Stuart Baker</dc:creator>
              <dc:date>2015-04-05T19:01:00</dc:date>
            </office:change-info>
          </text:insertion>
        </text:changed-region>
        <text:changed-region xml:id="ct105553253828000" text:id="ct105553253828000">
          <text:insertion>
            <office:change-info>
              <dc:creator>Stuart Baker</dc:creator>
              <dc:date>2015-04-05T19:02:00</dc:date>
            </office:change-info>
          </text:insertion>
        </text:changed-region>
        <text:changed-region xml:id="ct105553253830640" text:id="ct105553253830640">
          <text:insertion>
            <office:change-info>
              <dc:creator>Stuart Baker</dc:creator>
              <dc:date>2015-04-05T19:04:00</dc:date>
            </office:change-info>
          </text:insertion>
        </text:changed-region>
        <text:changed-region xml:id="ct105553253834000" text:id="ct105553253834000">
          <text:insertion>
            <office:change-info>
              <dc:creator>Stuart Baker</dc:creator>
              <dc:date>2015-04-05T19:05:00</dc:date>
            </office:change-info>
          </text:insertion>
        </text:changed-region>
        <text:changed-region xml:id="ct105553254446928" text:id="ct105553254446928">
          <text:insertion>
            <office:change-info>
              <dc:creator>Stuart Baker</dc:creator>
              <dc:date>2015-04-05T19:06:00</dc:date>
            </office:change-info>
          </text:insertion>
        </text:changed-region>
        <text:changed-region xml:id="ct105553254447168" text:id="ct105553254447168">
          <text:insertion>
            <office:change-info>
              <dc:creator>Stuart Baker</dc:creator>
              <dc:date>2015-04-05T19:22:00</dc:date>
            </office:change-info>
          </text:insertion>
        </text:changed-region>
        <text:changed-region xml:id="ct105553254600688" text:id="ct105553254600688">
          <text:insertion>
            <office:change-info>
              <dc:creator>Stuart Baker</dc:creator>
              <dc:date>2015-04-05T19:23:00</dc:date>
            </office:change-info>
          </text:insertion>
        </text:changed-region>
        <text:changed-region xml:id="ct105553253800512" text:id="ct105553253800512">
          <text:insertion>
            <office:change-info>
              <dc:creator>Stuart Baker</dc:creator>
              <dc:date>2015-04-05T19:24:00</dc:date>
            </office:change-info>
          </text:insertion>
        </text:changed-region>
        <text:changed-region xml:id="ct105553253802192" text:id="ct105553253802192">
          <text:insertion>
            <office:change-info>
              <dc:creator>Stuart Baker</dc:creator>
              <dc:date>2015-04-05T21:32:00</dc:date>
            </office:change-info>
          </text:insertion>
        </text:changed-region>
        <text:changed-region xml:id="ct105553254451072" text:id="ct105553254451072">
          <text:insertion>
            <office:change-info>
              <dc:creator>Stuart Baker</dc:creator>
              <dc:date>2015-04-05T21:33:00</dc:date>
            </office:change-info>
          </text:insertion>
        </text:changed-region>
        <text:changed-region xml:id="ct105553254449632" text:id="ct105553254449632">
          <text:insertion>
            <office:change-info>
              <dc:creator>Stuart Baker</dc:creator>
              <dc:date>2015-04-05T21:36:00</dc:date>
            </office:change-info>
          </text:insertion>
        </text:changed-region>
        <text:changed-region xml:id="ct105553254454432" text:id="ct105553254454432">
          <text:insertion>
            <office:change-info>
              <dc:creator>Stuart Baker</dc:creator>
              <dc:date>2015-04-05T21:36:00</dc:date>
            </office:change-info>
          </text:insertion>
        </text:changed-region>
        <text:changed-region xml:id="ct105553254455632" text:id="ct105553254455632">
          <text:insertion>
            <office:change-info>
              <dc:creator>Stuart Baker</dc:creator>
              <dc:date>2015-04-05T21:36:00</dc:date>
            </office:change-info>
          </text:insertion>
        </text:changed-region>
        <text:changed-region xml:id="ct105553254464272" text:id="ct105553254464272">
          <text:insertion>
            <office:change-info>
              <dc:creator>Stuart Baker</dc:creator>
              <dc:date>2015-04-05T21:36:00</dc:date>
            </office:change-info>
          </text:insertion>
        </text:changed-region>
        <text:changed-region xml:id="ct105553254463312" text:id="ct105553254463312">
          <text:insertion>
            <office:change-info>
              <dc:creator>Stuart Baker</dc:creator>
              <dc:date>2015-04-05T21:36:00</dc:date>
            </office:change-info>
          </text:insertion>
        </text:changed-region>
        <text:changed-region xml:id="ct105553254457552" text:id="ct105553254457552">
          <text:insertion>
            <office:change-info>
              <dc:creator>Stuart Baker</dc:creator>
              <dc:date>2015-04-05T21:36:00</dc:date>
            </office:change-info>
          </text:insertion>
        </text:changed-region>
        <text:changed-region xml:id="ct105553254450832" text:id="ct105553254450832">
          <text:insertion>
            <office:change-info>
              <dc:creator>Stuart Baker</dc:creator>
              <dc:date>2015-04-05T21:36:00</dc:date>
            </office:change-info>
          </text:insertion>
        </text:changed-region>
        <text:changed-region xml:id="ct105553254457312" text:id="ct105553254457312">
          <text:insertion>
            <office:change-info>
              <dc:creator>Stuart Baker</dc:creator>
              <dc:date>2015-04-05T21:36:00</dc:date>
            </office:change-info>
          </text:insertion>
        </text:changed-region>
        <text:changed-region xml:id="ct105553254461632" text:id="ct105553254461632">
          <text:insertion>
            <office:change-info>
              <dc:creator>Stuart Baker</dc:creator>
              <dc:date>2015-04-05T21:36:00</dc:date>
            </office:change-info>
          </text:insertion>
        </text:changed-region>
        <text:changed-region xml:id="ct105553254461392" text:id="ct105553254461392">
          <text:insertion>
            <office:change-info>
              <dc:creator>Stuart Baker</dc:creator>
              <dc:date>2015-04-05T21:36:00</dc:date>
            </office:change-info>
          </text:insertion>
        </text:changed-region>
        <text:changed-region xml:id="ct105553254452752" text:id="ct105553254452752">
          <text:insertion>
            <office:change-info>
              <dc:creator>Stuart Baker</dc:creator>
              <dc:date>2015-04-05T21:36:00</dc:date>
            </office:change-info>
          </text:insertion>
        </text:changed-region>
        <text:changed-region xml:id="ct105553254462832" text:id="ct105553254462832">
          <text:insertion>
            <office:change-info>
              <dc:creator>Stuart Baker</dc:creator>
              <dc:date>2015-04-05T21:36:00</dc:date>
            </office:change-info>
          </text:insertion>
        </text:changed-region>
        <text:changed-region xml:id="ct105553254458752" text:id="ct105553254458752">
          <text:insertion>
            <office:change-info>
              <dc:creator>Stuart Baker</dc:creator>
              <dc:date>2015-04-05T21:42:00</dc:date>
            </office:change-info>
          </text:insertion>
        </text:changed-region>
        <text:changed-region xml:id="ct105553254464752" text:id="ct105553254464752">
          <text:insertion>
            <office:change-info>
              <dc:creator>Stuart Baker</dc:creator>
              <dc:date>2015-04-05T21:44:00</dc:date>
            </office:change-info>
          </text:insertion>
        </text:changed-region>
        <text:changed-region xml:id="ct105553254449392" text:id="ct105553254449392">
          <text:insertion>
            <office:change-info>
              <dc:creator>Stuart Baker</dc:creator>
              <dc:date>2015-04-05T21:49:00</dc:date>
            </office:change-info>
          </text:insertion>
        </text:changed-region>
        <text:changed-region xml:id="ct105553254461872" text:id="ct105553254461872">
          <text:insertion>
            <office:change-info>
              <dc:creator>Stuart Baker</dc:creator>
              <dc:date>2015-04-05T21:48:00</dc:date>
            </office:change-info>
          </text:insertion>
        </text:changed-region>
        <text:changed-region xml:id="ct105553253847744" text:id="ct105553253847744">
          <text:insertion>
            <office:change-info>
              <dc:creator>Stuart Baker</dc:creator>
              <dc:date>2015-04-05T21:45:00</dc:date>
            </office:change-info>
          </text:insertion>
        </text:changed-region>
        <text:changed-region xml:id="ct105553253886992" text:id="ct105553253886992">
          <text:insertion>
            <office:change-info>
              <dc:creator>Stuart Baker</dc:creator>
              <dc:date>2015-04-05T21:54:00</dc:date>
            </office:change-info>
          </text:insertion>
        </text:changed-region>
        <text:changed-region xml:id="ct105553253890352" text:id="ct105553253890352">
          <text:insertion>
            <office:change-info>
              <dc:creator>Stuart Baker</dc:creator>
              <dc:date>2015-04-05T21:55:00</dc:date>
            </office:change-info>
          </text:insertion>
        </text:changed-region>
        <text:changed-region xml:id="ct105553253882192" text:id="ct105553253882192">
          <text:insertion>
            <office:change-info>
              <dc:creator>Stuart Baker</dc:creator>
              <dc:date>2015-04-05T21:56:00</dc:date>
            </office:change-info>
          </text:insertion>
        </text:changed-region>
        <text:changed-region xml:id="ct105553253891072" text:id="ct105553253891072">
          <text:insertion>
            <office:change-info>
              <dc:creator>Stuart Baker</dc:creator>
              <dc:date>2015-04-05T21:57:00</dc:date>
            </office:change-info>
          </text:insertion>
        </text:changed-region>
        <text:changed-region xml:id="ct105553253890112" text:id="ct105553253890112">
          <text:insertion>
            <office:change-info>
              <dc:creator>Stuart Baker</dc:creator>
              <dc:date>2015-04-05T21:58:00</dc:date>
            </office:change-info>
          </text:insertion>
        </text:changed-region>
        <text:changed-region xml:id="ct105553253886272" text:id="ct105553253886272">
          <text:insertion>
            <office:change-info>
              <dc:creator>Stuart Baker</dc:creator>
              <dc:date>2015-04-05T22:00:00</dc:date>
            </office:change-info>
          </text:insertion>
        </text:changed-region>
        <text:changed-region xml:id="ct105553253888912" text:id="ct105553253888912">
          <text:insertion>
            <office:change-info>
              <dc:creator>Stuart Baker</dc:creator>
              <dc:date>2015-04-05T22:01:00</dc:date>
            </office:change-info>
          </text:insertion>
        </text:changed-region>
        <text:changed-region xml:id="ct105553253890832" text:id="ct105553253890832">
          <text:insertion>
            <office:change-info>
              <dc:creator>Stuart Baker</dc:creator>
              <dc:date>2015-04-05T21:44:00</dc:date>
            </office:change-info>
          </text:insertion>
        </text:changed-region>
        <text:changed-region xml:id="ct105553253885792" text:id="ct105553253885792">
          <text:insertion>
            <office:change-info>
              <dc:creator>Bob Jacobsen</dc:creator>
              <dc:date>2013-03-21T09:58:00</dc:date>
            </office:change-info>
          </text:insertion>
        </text:changed-region>
        <text:changed-region xml:id="ct105553253887952" text:id="ct105553253887952">
          <text:insertion>
            <office:change-info>
              <dc:creator>Stuart Baker</dc:creator>
              <dc:date>2015-04-05T22:02:00</dc:date>
            </office:change-info>
          </text:insertion>
        </text:changed-region>
        <text:changed-region xml:id="ct105553253890592" text:id="ct105553253890592">
          <text:insertion>
            <office:change-info>
              <dc:creator>Stuart Baker</dc:creator>
              <dc:date>2015-04-05T22:03:00</dc:date>
            </office:change-info>
          </text:insertion>
        </text:changed-region>
        <text:changed-region xml:id="ct105553253886752" text:id="ct105553253886752">
          <text:insertion>
            <office:change-info>
              <dc:creator>Stuart Baker</dc:creator>
              <dc:date>2015-04-05T22:04:00</dc:date>
            </office:change-info>
          </text:insertion>
        </text:changed-region>
        <text:changed-region xml:id="ct105553253887232" text:id="ct105553253887232">
          <text:insertion>
            <office:change-info>
              <dc:creator>Stuart Baker</dc:creator>
              <dc:date>2015-04-05T22:05:00</dc:date>
            </office:change-info>
          </text:insertion>
        </text:changed-region>
        <text:changed-region xml:id="ct105553253762944" text:id="ct105553253762944">
          <text:insertion>
            <office:change-info>
              <dc:creator>Stuart Baker</dc:creator>
              <dc:date>2015-04-05T22:06:00</dc:date>
            </office:change-info>
          </text:insertion>
        </text:changed-region>
        <text:changed-region xml:id="ct105553253763664" text:id="ct105553253763664">
          <text:insertion>
            <office:change-info>
              <dc:creator>Stuart Baker</dc:creator>
              <dc:date>2015-04-05T22:07:00</dc:date>
            </office:change-info>
          </text:insertion>
        </text:changed-region>
        <text:changed-region xml:id="ct105553253773744" text:id="ct105553253773744">
          <text:insertion>
            <office:change-info>
              <dc:creator>Bob Jacobsen</dc:creator>
              <dc:date>2013-03-21T09:58:00</dc:date>
            </office:change-info>
          </text:insertion>
        </text:changed-region>
        <text:changed-region xml:id="ct105553253765824" text:id="ct105553253765824">
          <text:insertion>
            <office:change-info>
              <dc:creator>Stuart Baker</dc:creator>
              <dc:date>2015-04-05T22:01:00</dc:date>
            </office:change-info>
          </text:insertion>
        </text:changed-region>
        <text:changed-region xml:id="ct105553253793488" text:id="ct105553253793488">
          <text:insertion>
            <office:change-info>
              <dc:creator>Stuart Baker</dc:creator>
              <dc:date>2015-04-05T22:02:00</dc:date>
            </office:change-info>
          </text:insertion>
        </text:changed-region>
        <text:changed-region xml:id="ct105553253784128" text:id="ct105553253784128">
          <text:insertion>
            <office:change-info>
              <dc:creator>Stuart Baker</dc:creator>
              <dc:date>2015-04-05T22:08:00</dc:date>
            </office:change-info>
          </text:insertion>
        </text:changed-region>
        <text:changed-region xml:id="ct105553253789648" text:id="ct105553253789648">
          <text:deletion>
            <office:change-info>
              <dc:creator>Stuart Baker</dc:creator>
              <dc:date>2015-04-05T22:08:00</dc:date>
            </office:change-info>
            <text:p text:style-name="P8"/>
            <text:p text:style-name="P8"/>
          </text:deletion>
        </text:changed-region>
        <text:changed-region xml:id="ct105553254111568" text:id="ct105553254111568">
          <text:insertion>
            <office:change-info>
              <dc:creator>Stuart Baker</dc:creator>
              <dc:date>2015-04-05T22:08:00</dc:date>
            </office:change-info>
          </text:insertion>
        </text:changed-region>
        <text:changed-region xml:id="ct105553254120448" text:id="ct105553254120448">
          <text:insertion>
            <office:change-info>
              <dc:creator>Stuart Baker</dc:creator>
              <dc:date>2015-04-05T22:22:00</dc:date>
            </office:change-info>
          </text:insertion>
        </text:changed-region>
        <text:changed-region xml:id="ct105553254114448" text:id="ct105553254114448">
          <text:insertion>
            <office:change-info>
              <dc:creator>Stuart Baker</dc:creator>
              <dc:date>2015-04-05T22:09:00</dc:date>
            </office:change-info>
          </text:insertion>
        </text:changed-region>
        <text:changed-region xml:id="ct105553254109408" text:id="ct105553254109408">
          <text:insertion>
            <office:change-info>
              <dc:creator>Stuart Baker</dc:creator>
              <dc:date>2015-04-05T22:10:00</dc:date>
            </office:change-info>
          </text:insertion>
        </text:changed-region>
        <text:changed-region xml:id="ct105553254107728" text:id="ct105553254107728">
          <text:insertion>
            <office:change-info>
              <dc:creator>Stuart Baker</dc:creator>
              <dc:date>2015-04-05T22:11:00</dc:date>
            </office:change-info>
          </text:insertion>
        </text:changed-region>
        <text:changed-region xml:id="ct105553254110128" text:id="ct105553254110128">
          <text:insertion>
            <office:change-info>
              <dc:creator>Stuart Baker</dc:creator>
              <dc:date>2015-04-05T22:13:00</dc:date>
            </office:change-info>
          </text:insertion>
        </text:changed-region>
        <text:changed-region xml:id="ct105553254107248" text:id="ct105553254107248">
          <text:insertion>
            <office:change-info>
              <dc:creator>Stuart Baker</dc:creator>
              <dc:date>2015-04-05T22:14:00</dc:date>
            </office:change-info>
          </text:insertion>
        </text:changed-region>
        <text:changed-region xml:id="ct105553254120208" text:id="ct105553254120208">
          <text:insertion>
            <office:change-info>
              <dc:creator>Bob Jacobsen</dc:creator>
              <dc:date>2013-03-21T09:58:00</dc:date>
            </office:change-info>
          </text:insertion>
        </text:changed-region>
        <text:changed-region xml:id="ct105553254111088" text:id="ct105553254111088">
          <text:insertion>
            <office:change-info>
              <dc:creator>Stuart Baker</dc:creator>
              <dc:date>2015-04-05T22:18:00</dc:date>
            </office:change-info>
          </text:insertion>
        </text:changed-region>
        <text:changed-region xml:id="ct105553254108928" text:id="ct105553254108928">
          <text:insertion>
            <office:change-info>
              <dc:creator>Stuart Baker</dc:creator>
              <dc:date>2015-04-05T22:19:00</dc:date>
            </office:change-info>
          </text:insertion>
        </text:changed-region>
        <text:changed-region xml:id="ct105553254112528" text:id="ct105553254112528">
          <text:deletion>
            <office:change-info>
              <dc:creator>Bob Jacobsen</dc:creator>
              <dc:date>2013-03-21T09:59:00</dc:date>
            </office:change-info>
            <text:h text:style-name="Heading_20_1" text:outline-level="1">Section Title</text:h>
          </text:deletion>
        </text:changed-region>
        <text:changed-region xml:id="ct105553254108688" text:id="ct105553254108688">
          <text:insertion>
            <office:change-info>
              <dc:creator>Bob Jacobsen</dc:creator>
              <dc:date>2013-03-21T09:59:00</dc:date>
            </office:change-info>
          </text:insertion>
        </text:changed-region>
        <text:changed-region xml:id="ct105553254108448" text:id="ct10555325410844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344809901" text:style-name="L1">
              <text:list-item>
                <text:p text:style-name="P66">Lorem ipsum dolor sit amet, consectetur adipiscing elit. </text:p>
              </text:list-item>
              <text:list-item>
                <text:p text:style-name="P66">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05553254118528" text:id="ct10555325411852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Introduction<text:change-start text:change-id="ct105553254576560"/></text:h>
      <text:p text:style-name="Standard">A <text:change-end text:change-id="ct105553254576560"/><text:change-start text:change-id="ct105553254579680"/>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105553254579680"/><text:change-start text:change-id="ct105553254576800"/>One or more Working Notes form the basic for the next step, which is one or more Standard/TechNote pairs.</text:p>
      <text:h text:style-name="Heading_20_2" text:outline-level="2">Served Use Cases<text:change-end text:change-id="ct105553254576800"/><text:change-start text:change-id="ct105553254563840"/></text:h>
      <text:p text:style-name="P10"><text:change-end text:change-id="ct105553254563840"/><text:change-start text:change-id="ct105553254573920"/>Each OpenLCB node can be uniquely identified and addressed by its <text:change-end text:change-id="ct105553254573920"/><text:change-start text:change-id="ct105553254573440"/>48-bit Unique Identifier. <text:s/>However, often the 48-bit identifier is unknown to the user, or at least inconvenient to determine. <text:s/>Th<text:change-end text:change-id="ct105553254573440"/><text:change-start text:change-id="ct105553254578720"/>e search protocol will provide a means of node lookup by human readable string.</text:p>
      <text:p text:style-name="P10">The results of the search <text:change-end text:change-id="ct105553254578720"/><text:change-start text:change-id="ct105553254568640"/>would be a set of nodes that match the search criteria.<text:change-end text:change-id="ct105553254568640"/><text:change-start text:change-id="ct105553254574880"/></text:p>
      <text:p text:style-name="P10">Though the idea would be to have a search <text:change-end text:change-id="ct105553254574880"/><text:change-start text:change-id="ct105553254578960"/>protocol that can generically applied to different use cases, the use case that is front and center is the ability to find a train node for the purpose of <text:change-end text:change-id="ct105553254578960"/><text:change-start text:change-id="ct105553254573680"/>bringing it under the control of a throttle.<text:change-end text:change-id="ct105553254573680"/><text:change-start text:change-id="ct105553254571280"/></text:p>
      <text:p text:style-name="P12">In a traditional DCC based system, a train is identified by its [typically unique] 2 <text:change-end text:change-id="ct105553254571280"/><text:change-start text:change-id="ct105553254576080"/>or 4 digit number. <text:s/>In North American prototypes, this can typically be the cab number on the locomotive. <text:s/>How<text:change-end text:change-id="ct105553254576080"/><text:change-start text:change-id="ct105553254574160"/>ever, in Europe, a 4 digit number is not large <text:span text:style-name="T4">enough</text:span> to represent the 6 digit cab numbers used by the prototypes there.<text:change-end text:change-id="ct105553254574160"/><text:change-start text:change-id="ct105553254558016"/> <text:s/>As a result, many DCC systems already on the market today in E<text:change-end text:change-id="ct105553254558016"/><text:change-start text:change-id="ct105553254563056"/>urope allow the user to associate additional metadata with the DCC address (like name, prototype model, road number, owner, etc...) and search a centralized database to find the appropriate <text:change-end text:change-id="ct105553254563056"/><text:change-start text:change-id="ct105553254552016"/>DCC address associated with a given model.</text:p>
      <text:p text:style-name="P12">Given that OpenLCB extends the address space of train nodes much further beyond that of a DCC address, a search protocol is even more critical to th<text:change-end text:change-id="ct105553254552016"/><text:change-start text:change-id="ct105553254551536"/>e user being able to find the OpenLCB node representing a given model and bring it under control.</text:p>
      <text:h text:style-name="P57" text:outline-level="3">Train<text:change-end text:change-id="ct105553254551536"/><text:change-start text:change-id="ct105553254593664"/> Control Use Cases</text:h>
      <text:p text:style-name="P12">Find a node representing:</text:p>
      <text:list xml:id="list2500907249" text:style-name="L2">
        <text:list-item>
          <text:p text:style-name="P67">a DCC 2 or 4 digit addressed</text:p>
        </text:list-item>
        <text:list-item>
          <text:p text:style-name="P67"><text:change-end text:change-id="ct105553254593664"/><text:change-start text:change-id="ct105553254593184"/>a Marklin addressed</text:p>
        </text:list-item>
        <text:list-item>
          <text:p text:style-name="P67">Other legacy protocol address (DC, DCS, TMCC, RailCommand, etc...)<text:change-end text:change-id="ct105553254593184"/><text:change-start text:change-id="ct105553254591744"/></text:p>
        </text:list-item>
        <text:list-item>
          <text:p text:style-name="P67">User supplied metadata such as owner, road name, cab number, prototype model, e<text:change-end text:change-id="ct105553254591744"/><text:change-start text:change-id="ct105553254587664"/>tc...)<text:change-end text:change-id="ct105553254587664"/><text:change-start text:change-id="ct105553254592464"/></text:p>
        </text:list-item>
      </text:list>
      <text:h text:style-name="P58" text:outline-level="3"><text:soft-page-break/>Design options</text:h>
      <text:p text:style-name="P11">There are two design architectures currently under consideration. <text:s/>One of those architectures would require a centralized node that would index all the nodes that make up the search dataset and arbitrate responses based on a search query.</text:p>
      <text:p text:style-name="P11">The second architecture option is to distribute the search to all the nodes that make up the dataset individually, and make each node participating in the dataset to independently formulate a response.</text:p>
      <text:h text:style-name="P62" text:outline-level="4"><text:change-end text:change-id="ct105553254592464"/><text:change-start text:change-id="ct105553254583104"/>Centralized Index</text:h>
      <text:p text:style-name="P25"><text:change-end text:change-id="ct105553254583104"/><text:change-start text:change-id="ct105553254590784"/>The concept of requiring a specialized node <text:s/>that is not a tra<text:change-end text:change-id="ct105553254590784"/><text:change-start text:change-id="ct105553254580224"/>ditional control en<text:span text:style-name="T7">d</text:span>point is somewhat counter to the spirit of OpenLCB. <text:s/>Though not strictly prohibited, OpenLCB is biased toward distributed, peer-to-peer, interactions rather than centralized master/slave interactions.<text:change-end text:change-id="ct105553254580224"/><text:change-start text:change-id="ct105553254587184"/></text:p>
      <text:p text:style-name="P26">The prime advantage of a centralized approach is that the responses can be throttled and provided in a predetermined order<text:change-end text:change-id="ct105553254587184"/><text:change-start text:change-id="ct105553254584064"/> <text:span text:style-name="T5">which</text:span> is convenient for the user.<text:change-end text:change-id="ct105553254584064"/><text:change-start text:change-id="ct105553254590304"/></text:p>
      <text:p text:style-name="P26">A centralized solution can exist without the exclusion of a distributed <text:change-end text:change-id="ct105553254590304"/><text:change-start text:change-id="ct105553254666944"/>solution, but for the moment, this option will remain off the table.</text:p>
      <text:h text:style-name="P63" text:outline-level="4">Distributed Search</text:h>
      <text:p text:style-name="P26">The distributed approach requires that each node that is contained in the dataset <text:change-end text:change-id="ct105553254666944"/><text:change-start text:change-id="ct105553254653200"/>take an individual look at its attributes and respond if it finds that it matches the search criteria.<text:change-end text:change-id="ct105553254653200"/><text:change-start text:change-id="ct105553254654880"/> <text:s/><text:span text:style-name="T8">The challenge with this approach is that the node performing the search will not have any control of the order in which the results are returned.</text:span><text:change-end text:change-id="ct105553254654880"/><text:change-start text:change-id="ct105553254263824"/><text:span text:style-name="T8"> <text:s/>The solution to this is that the requesting node will need to put the results in order as they come in.</text:span><text:change-end text:change-id="ct105553254263824"/><text:change-start text:change-id="ct105553254266224"/></text:p>
      <text:h text:style-name="Heading_20_2" text:outline-level="2">Unserved Use Cases</text:h>
      <text:h text:style-name="Heading_20_1" text:outline-level="1">Specified Sections<text:change-end text:change-id="ct105553254266224"/><text:change text:change-id="ct105553254258064"/><text:change-start text:change-id="ct105553254262624"/></text:h>
      <text:p text:style-name="Standard"><text:change-end text:change-id="ct105553254262624"/><text:change-start text:change-id="ct105553254598048"/>This is the usual section organization for a Technical Note, to accumulate the Standard and Technical Note content in its eventual order.<text:change-end text:change-id="ct105553254598048"/></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105553254606928"/><text:note text:id="ftn1" text:note-class="footnote"><text:note-citation>1</text:note-citation><text:note-body><text:p text:style-name="Footnote"><text:change-start text:change-id="ct105553254600208"/>See the “Common Information” OpenLCB Technical Note for detailed conventions on bit and byte numbering. Briefly, the least significant bit of a field is numbered with zero in OpenLCB descriptions, but note that other technologies may use other conventions.<text:change-end text:change-id="ct105553254600208"/></text:p></text:note-body></text:note><text:change-end text:change-id="ct105553254606928"/> Fusce ornare mattis justo vitae imperdiet. Cum sociis natoque penatibus et magnis dis parturient montes, nascetur ridiculus mus.<text:change-start text:change-id="ct105553254607888"/></text:p>
      <text:h text:style-name="Heading_20_2" text:outline-level="2"><text:soft-page-break/>Message Formats<text:change-end text:change-id="ct105553254607888"/><text:change-start text:change-id="ct105553254602128"/></text:h>
      <text:p text:style-name="P13">In this section, we will look at some possibilities for the distributed search method.</text:p>
      <text:h text:style-name="P59" text:outline-level="3">Query</text:h>
      <text:p text:style-name="P13">The <text:change-end text:change-id="ct105553254602128"/><text:change-start text:change-id="ct105553254599488"/>search query should be a global message in order for each node<text:change-end text:change-id="ct105553254599488"/><text:change-start text:change-id="ct105553254607168"/><text:note text:id="ftn2" text:note-class="footnote"><text:note-citation>2</text:note-citation><text:note-body><text:p text:style-name="P32"><text:change-start text:change-id="ct105553254605968"/>There should likely also be an addressed version of the query<text:change-end text:change-id="ct105553254605968"/></text:p></text:note-body></text:note><text:change-end text:change-id="ct105553254607168"/><text:change-start text:change-id="ct105553254607648"/>. <text:s/>Currently the only global message format defined is an event and contains only 8 bytes of payload. <text:s/><text:change-end text:change-id="ct105553254607648"/><text:change-start text:change-id="ct105553254599248"/>Here is one proposal on how it might be formatted as an event payload<text:change-end text:change-id="ct105553254599248"/><text:change-start text:change-id="ct105553254601648"/>:<text:change-end text:change-id="ct105553254601648"/></text:p>
      <table:table table:name="Table2" table:style-name="Table2">
        <table:table-column table:style-name="Table2.A"/>
        <table:table-column table:style-name="Table2.B"/>
        <table:table-row table:style-name="TableLine105553117780224">
          <table:table-cell table:style-name="Table2.A1" office:value-type="string">
            <text:p text:style-name="P36"><text:change-start text:change-id="ct105553254599968"/>Byte 1<text:change-end text:change-id="ct105553254599968"/></text:p>
          </table:table-cell>
          <table:table-cell table:style-name="Table2.B1" office:value-type="string">
            <text:p text:style-name="P33"><text:change-start text:change-id="ct105553254608608"/>0x01 <text:change-end text:change-id="ct105553254608608"/><text:change-start text:change-id="ct105553254602368"/>–<text:change-end text:change-id="ct105553254602368"/><text:change-start text:change-id="ct105553254600448"/> <text:change-end text:change-id="ct105553254600448"/><text:change-start text:change-id="ct105553254606448"/>Well-known<text:change-end text:change-id="ct105553254606448"/></text:p>
          </table:table-cell>
        </table:table-row>
        <table:table-row table:style-name="TableLine105553117778944">
          <table:table-cell table:style-name="Table2.A2" office:value-type="string">
            <text:p text:style-name="P36"><text:change-start text:change-id="ct105553254598528"/>Byte 2<text:change-end text:change-id="ct105553254598528"/></text:p>
          </table:table-cell>
          <table:table-cell table:style-name="Table2.B2" office:value-type="string">
            <text:p text:style-name="P33"><text:change-start text:change-id="ct105553254603568"/>0x00 – Automatically routed<text:change-end text:change-id="ct105553254603568"/></text:p>
          </table:table-cell>
        </table:table-row>
        <table:table-row table:style-name="TableLine105553117786112">
          <table:table-cell table:style-name="Table2.A2" office:value-type="string">
            <text:p text:style-name="P36"><text:change-start text:change-id="ct105553254601408"/>Byte 3<text:change-end text:change-id="ct105553254601408"/></text:p>
          </table:table-cell>
          <table:table-cell table:style-name="Table2.B2" office:value-type="string">
            <text:p text:style-name="P33"><text:change-start text:change-id="ct105553254601168"/>0x00: search all capable nodes, 0x01<text:change-end text:change-id="ct105553254601168"/><text:change-start text:change-id="ct105553254605488"/>: search all train nodes, 0x02-0xFF reserved<text:change-end text:change-id="ct105553254605488"/></text:p>
          </table:table-cell>
        </table:table-row>
        <table:table-row table:style-name="TableLine105553117779200">
          <table:table-cell table:style-name="Table2.A2" office:value-type="string">
            <text:p text:style-name="P36"><text:change-start text:change-id="ct105553254608128"/>Byte 4<text:change-end text:change-id="ct105553254608128"/></text:p>
          </table:table-cell>
          <table:table-cell table:style-name="Table2.B2" office:value-type="string">
            <text:p text:style-name="P33"><text:change-start text:change-id="ct105553254596608"/>Flags:</text:p>
            <text:p text:style-name="P22">Bit<text:span text:style-name="T11">s</text:span> <text:change-end text:change-id="ct105553254596608"/><text:change-start text:change-id="ct105553254605248"/>7..<text:span text:style-name="T11">6</text:span>:</text:p>
            <text:p text:style-name="P52"><text:span text:style-name="T11">0x0</text:span> = exact match, <text:span text:style-name="T11">0x01 = &lt;string&gt;*, 0x10 = *&lt;string&gt;, 0x11 = *&lt;string&gt;*</text:span></text:p>
            <text:p text:style-name="P24">Bit 5: 1 = string response okay, 0 = datagram only</text:p>
            <text:p text:style-name="P21">Bits <text:span text:style-name="T12">4</text:span>..0 = bit mask of <text:span text:style-name="T10">metadata</text:span> fields to search<text:change-end text:change-id="ct105553254605248"/></text:p>
          </table:table-cell>
        </table:table-row>
        <table:table-row table:style-name="TableLine105553117787392">
          <table:table-cell table:style-name="Table2.A2" office:value-type="string">
            <text:p text:style-name="P36"><text:change-start text:change-id="ct105553254608848"/>Byte 5<text:change-end text:change-id="ct105553254608848"/></text:p>
          </table:table-cell>
          <table:table-cell table:style-name="Table2.B2" table:number-rows-spanned="4" office:value-type="string">
            <text:p text:style-name="P35"><text:change-start text:change-id="ct105553254597088"/>1 to 4 character search string, null terminated if less than 4 bytes.<text:change-end text:change-id="ct105553254597088"/><text:change-start text:change-id="ct105553254607408"/> <text:s/><text:span text:style-name="T11">Additional wild cards are denoted by the “*” character.</text:span><text:change-end text:change-id="ct105553254607408"/></text:p>
          </table:table-cell>
        </table:table-row>
        <table:table-row table:style-name="TableLine105553117775616">
          <table:table-cell table:style-name="Table2.A2" office:value-type="string">
            <text:p text:style-name="P36"><text:change-start text:change-id="ct105553254603808"/>Byte 6<text:change-end text:change-id="ct105553254603808"/></text:p>
          </table:table-cell>
          <table:covered-table-cell/>
        </table:table-row>
        <table:table-row table:style-name="TableLine105553117782272">
          <table:table-cell table:style-name="Table2.A2" office:value-type="string">
            <text:p text:style-name="P36"><text:change-start text:change-id="ct105553253845104"/>Byte 7<text:change-end text:change-id="ct105553253845104"/></text:p>
          </table:table-cell>
          <table:covered-table-cell/>
        </table:table-row>
        <table:table-row table:style-name="TableLine105553117783296">
          <table:table-cell table:style-name="Table2.A2" office:value-type="string">
            <text:p text:style-name="P36"><text:change-start text:change-id="ct105553253850864"/>Byte 8<text:change-end text:change-id="ct105553253850864"/></text:p>
          </table:table-cell>
          <table:covered-table-cell/>
        </table:table-row>
      </table:table>
      <text:p text:style-name="P13"><text:change-start text:change-id="ct105553253850624"/></text:p>
      <text:p text:style-name="P13">The main drawback of using an event is that the search criteria is bound to a very small number of characters<text:change-end text:change-id="ct105553253850624"/><text:change-start text:change-id="ct105553253843664"/>. <text:s/><text:span text:style-name="T9">The search string size is further limited if UTF-8 encoding is used.</text:span><text:change-end text:change-id="ct105553253843664"/><text:change-start text:change-id="ct105553253853024"/></text:p>
      <text:p text:style-name="P14">An alternative would be to allow for a new kind of global message that can have more than 8 bytes of payload:<text:change-end text:change-id="ct105553253853024"/></text:p>
      <table:table table:name="Table3" table:style-name="Table3">
        <table:table-column table:style-name="Table3.A"/>
        <table:table-column table:style-name="Table3.B"/>
        <table:table-row table:style-name="Table3.1">
          <table:table-cell table:style-name="Table3.A1" office:value-type="string">
            <text:p text:style-name="P37"><text:change-start text:change-id="ct105553253851584"/>Byte 1<text:change-end text:change-id="ct105553253851584"/></text:p>
          </table:table-cell>
          <table:table-cell table:style-name="Table3.B1" office:value-type="string">
            <text:p text:style-name="P34"><text:change-start text:change-id="ct105553253857584"/>0x01 – Well-known<text:change-end text:change-id="ct105553253857584"/></text:p>
          </table:table-cell>
        </table:table-row>
        <table:table-row table:style-name="Table3.1">
          <table:table-cell table:style-name="Table3.A2" office:value-type="string">
            <text:p text:style-name="P37"><text:change-start text:change-id="ct105553253847504"/>Byte 2<text:change-end text:change-id="ct105553253847504"/></text:p>
          </table:table-cell>
          <table:table-cell table:style-name="Table3.B2" office:value-type="string">
            <text:p text:style-name="P34"><text:change-start text:change-id="ct105553253847024"/>0x00 – Automatically routed<text:change-end text:change-id="ct105553253847024"/></text:p>
          </table:table-cell>
        </table:table-row>
        <table:table-row table:style-name="Table3.1">
          <table:table-cell table:style-name="Table3.A2" office:value-type="string">
            <text:p text:style-name="P37"><text:change-start text:change-id="ct105553253844864"/>Byte 3<text:change-end text:change-id="ct105553253844864"/></text:p>
          </table:table-cell>
          <table:table-cell table:style-name="Table3.B2" office:value-type="string">
            <text:p text:style-name="P34"><text:change-start text:change-id="ct105553253858064"/>0x00: search all capable nodes, 0x01: search all train nodes, 0x02-0xFF reserved<text:change-end text:change-id="ct105553253858064"/></text:p>
          </table:table-cell>
        </table:table-row>
        <text:soft-page-break/>
        <table:table-row table:style-name="Table3.1">
          <table:table-cell table:style-name="Table3.A2" office:value-type="string">
            <text:p text:style-name="P37"><text:change-start text:change-id="ct105553253849904"/>Byte 4<text:change-end text:change-id="ct105553253849904"/></text:p>
          </table:table-cell>
          <table:table-cell table:style-name="Table3.B2" office:value-type="string">
            <text:p text:style-name="P34"><text:change-start text:change-id="ct105553253854704"/>Flags:</text:p>
            <text:p text:style-name="P22">Bit<text:span text:style-name="T11">s</text:span> 7..<text:span text:style-name="T11">6</text:span>:</text:p>
            <text:p text:style-name="P52"><text:span text:style-name="T11">0x0</text:span> = exact match, <text:span text:style-name="T11">0x01 = &lt;string&gt;*, 0x10 = *&lt;string&gt;, 0x11 = *&lt;string&gt;*</text:span></text:p>
            <text:p text:style-name="P24">Bit 5: 1 = string response okay, 0 = datagram only</text:p>
            <text:p text:style-name="P23">Bits <text:span text:style-name="T12">4</text:span>..0 = bit mask of <text:span text:style-name="T10">metadata</text:span> fields to search<text:change-end text:change-id="ct105553253854704"/></text:p>
          </table:table-cell>
        </table:table-row>
        <table:table-row table:style-name="Table3.1">
          <table:table-cell table:style-name="Table3.A2" office:value-type="string">
            <text:p text:style-name="P38"><text:change-start text:change-id="ct105553253844144"/>Bytes <text:change-end text:change-id="ct105553253844144"/><text:change-start text:change-id="ct105553253857104"/>5 - 6<text:change-end text:change-id="ct105553253857104"/></text:p>
          </table:table-cell>
          <table:table-cell table:style-name="Table3.B2" office:value-type="string">
            <text:p text:style-name="P43"><text:change-start text:change-id="ct105553253850144"/>Max response size in bytes<text:change-end text:change-id="ct105553253850144"/></text:p>
          </table:table-cell>
        </table:table-row>
        <table:table-row table:style-name="Table3.1">
          <table:table-cell table:style-name="Table3.A2" office:value-type="string">
            <text:p text:style-name="P41"><text:change-start text:change-id="ct105553253851104"/>Bytes 7<text:change-end text:change-id="ct105553253851104"/><text:change-start text:change-id="ct105553253844624"/> - 8<text:change-end text:change-id="ct105553253844624"/></text:p>
          </table:table-cell>
          <table:table-cell table:style-name="Table3.B2" office:value-type="string">
            <text:p text:style-name="P50"><text:change-start text:change-id="ct105553253858304"/>Search sequence number. <text:s/>Increment by 1 with each successive search.<text:change-end text:change-id="ct105553253858304"/><text:change-start text:change-id="ct105553253842640"/> <text:s/>Used for <text:change-end text:change-id="ct105553253842640"/><text:change-start text:change-id="ct105553253835680"/>tying results back to individual query.<text:change-end text:change-id="ct105553253835680"/></text:p>
          </table:table-cell>
        </table:table-row>
        <table:table-row table:style-name="Table3.1">
          <table:table-cell table:style-name="Table3.A2" office:value-type="string">
            <text:p text:style-name="P37"><text:change-start text:change-id="ct105553253828480"/>Byte<text:span text:style-name="T10">s</text:span> <text:span text:style-name="T14">9</text:span> - <text:span text:style-name="T10">25</text:span><text:change-end text:change-id="ct105553253828480"/><text:change-start text:change-id="ct105553253840240"/><text:span text:style-name="T10">4</text:span><text:change-end text:change-id="ct105553253840240"/></text:p>
          </table:table-cell>
          <table:table-cell table:style-name="Table3.B2" office:value-type="string">
            <text:p text:style-name="P42"><text:change-start text:change-id="ct105553253828720"/>Null terminated <text:span text:style-name="T13">UTF-8 </text:span>search string. <text:s/><text:span text:style-name="T11">Additional wild cards are denoted by the “*” character.</text:span><text:change-end text:change-id="ct105553253828720"/></text:p>
          </table:table-cell>
        </table:table-row>
      </table:table>
      <text:p text:style-name="P14"><text:change-start text:change-id="ct105553253840720"/></text:p>
      <text:p text:style-name="P15">Each node in the dataset receiving the global search message would perform an appropriate search of its own metadata fields and respond if it finds a matc<text:span text:style-name="T12">h.</text:span></text:p>
      <text:h text:style-name="P59" text:outline-level="3">Response</text:h>
      <text:p text:style-name="P16">Since the number of responses is theoretically unbounded, it is important that the the response traffic be relatively low priority. <text:s/>There are two possible forms the response could take<text:change-end text:change-id="ct105553253840720"/><text:change-start text:change-id="ct105553253833040"/>:</text:p>
      <text:list xml:id="list3323570288" text:style-name="L3">
        <text:list-item>
          <text:p text:style-name="P68">Node replies wi<text:change-end text:change-id="ct105553253833040"/><text:change-start text:change-id="ct105553253828000"/>th its 48-bit Unique Identifier requiring further inquiry from the requesting node for the contents of various searched fields.</text:p>
        </text:list-item>
        <text:list-item>
          <text:p text:style-name="P68">Node replies with <text:change-end text:change-id="ct105553253828000"/><text:change-start text:change-id="ct105553253830640"/>the c<text:change-end text:change-id="ct105553253830640"/><text:change-start text:change-id="ct105553253834000"/>ontents of the searched fields as part of the reply</text:p>
        </text:list-item>
      </text:list>
      <text:p text:style-name="P17">Some attention should be paid to message priorities. <text:s/><text:span text:style-name="T13">Generally speaking, replies should have a higher priority than requests. <text:s/>If traditional events are used for the search query, this potentially presents a problem as the replies would then need to be the highest possible priority. <text:s/>Since search information is naturally lower priority than other control traffic, this presents a problem.</text:span></text:p>
      <text:h text:style-name="P64" text:outline-level="4"><text:change-end text:change-id="ct105553253834000"/><text:change-start text:change-id="ct105553254446928"/>Node ID Reply <text:span text:style-name="T14">(option 1)</text:span></text:h>
      <text:p text:style-name="P27"><text:change-end text:change-id="ct105553254446928"/><text:change-start text:change-id="ct105553254447168"/>This has the advantage of simplicity <text:span text:style-name="T14">for the replying node</text:span>. <text:s/>Furthermore, if the requesting node inten<text:span text:style-name="T14">d</text:span>s to sort the responses solely on the basis of <text:change-end text:change-id="ct105553254447168"/><text:change-start text:change-id="ct105553254600688"/>of its 48-bit node ID, further inquiry of the search fields<text:change-end text:change-id="ct105553254600688"/><text:change-start text:change-id="ct105553253800512"/> only need be completed<text:change-end text:change-id="ct105553253800512"/><text:change-start text:change-id="ct105553253802192"/> <text:span text:style-name="T14">for those nodes that are in the current viewable focus of the user.</text:span><text:change-end text:change-id="ct105553253802192"/><text:change-start text:change-id="ct105553254451072"/><text:span text:style-name="T14"> <text:s/>Further inquiry on the details of the node can be completed with the memory configuration protocol.</text:span></text:p>
      <text:p text:style-name="P28"><text:change-end text:change-id="ct105553254451072"/></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Line105553118054144">
          <table:table-cell table:style-name="Table4.A1" office:value-type="string">
            <text:p text:style-name="P39"><text:change-start text:change-id="ct105553254449632"/>Name<text:change-end text:change-id="ct105553254449632"/></text:p>
          </table:table-cell>
          <table:table-cell table:style-name="Table4.A1" office:value-type="string">
            <text:p text:style-name="P39"><text:change-start text:change-id="ct105553254454432"/>Dest ID<text:change-end text:change-id="ct105553254454432"/></text:p>
          </table:table-cell>
          <table:table-cell table:style-name="Table4.A1" office:value-type="string">
            <text:p text:style-name="P39"><text:change-start text:change-id="ct105553254455632"/>Simple Node <text:change-end text:change-id="ct105553254455632"/></text:p>
          </table:table-cell>
          <table:table-cell table:style-name="Table4.A1" office:value-type="string">
            <text:p text:style-name="P39"><text:change-start text:change-id="ct105553254464272"/>Common</text:p>
            <text:p text:style-name="P39">MTI<text:change-end text:change-id="ct105553254464272"/></text:p>
          </table:table-cell>
          <table:table-cell table:style-name="Table4.A1" office:value-type="string">
            <text:p text:style-name="P39"><text:change-start text:change-id="ct105553254463312"/>CAN format<text:change-end text:change-id="ct105553254463312"/></text:p>
          </table:table-cell>
          <table:table-cell table:style-name="Table4.F1" office:value-type="string">
            <text:p text:style-name="P39"><text:change-start text:change-id="ct105553254457552"/>Data Content<text:change-end text:change-id="ct105553254457552"/></text:p>
          </table:table-cell>
        </table:table-row>
        <table:table-row table:style-name="TableLine105553118056704">
          <table:table-cell table:style-name="Table4.A2" office:value-type="string">
            <text:p text:style-name="P48"><text:change-start text:change-id="ct105553254450832"/>Node ID Search Reply<text:change-end text:change-id="ct105553254450832"/></text:p>
          </table:table-cell>
          <table:table-cell table:style-name="Table4.A2" office:value-type="string">
            <text:p text:style-name="P46"><text:change-start text:change-id="ct105553254457312"/>Y<text:change-end text:change-id="ct105553254457312"/></text:p>
          </table:table-cell>
          <table:table-cell table:style-name="Table4.A2" office:value-type="string">
            <text:p text:style-name="P46"><text:change-start text:change-id="ct105553254461632"/>Y<text:change-end text:change-id="ct105553254461632"/></text:p>
          </table:table-cell>
          <table:table-cell table:style-name="Table4.A2" office:value-type="string">
            <text:p text:style-name="P44"><text:change-start text:change-id="ct105553254461392"/>0x<text:span text:style-name="T14">XXXX</text:span><text:change-end text:change-id="ct105553254461392"/></text:p>
          </table:table-cell>
          <table:table-cell table:style-name="Table4.A2" office:value-type="string">
            <text:p text:style-name="P44"><text:change-start text:change-id="ct105553254452752"/>0x1<text:span text:style-name="T14">9XX</text:span>,<text:span text:style-name="T14">X</text:span>sss<text:change-end text:change-id="ct105553254452752"/></text:p>
          </table:table-cell>
          <table:table-cell table:style-name="Table4.F2" office:value-type="string">
            <text:p text:style-name="P46"><text:change-start text:change-id="ct105553254462832"/>fddd,<text:change-end text:change-id="ct105553254462832"/><text:change-start text:change-id="ct105553254458752"/> <text:change-end text:change-id="ct105553254458752"/><text:change-start text:change-id="ct105553254464752"/>Sequence Number<text:change-end text:change-id="ct105553254464752"/></text:p>
          </table:table-cell>
        </table:table-row>
      </table:table>
      <text:p text:style-name="Text_20_body"><text:change-start text:change-id="ct105553254449392"/></text:p>
      <text:p text:style-name="P29">One disadvantage is that if the requesting node wants to sort the responses by some criteria other than the Node ID, it must have at least enough storage to hold the Node ID <text:span text:style-name="T6">of every single node that responds, at least until it can query the additional field(s) it wants to be the basis of its sorting. <text:s/>This is not necessarily a bound size as the dataset scales up to an indeterminate size.</text:span></text:p>
      <text:h text:style-name="P65" text:outline-level="4"><text:change-end text:change-id="ct105553254449392"/><text:change-start text:change-id="ct105553254461872"/>Reply with Content (option 2)<text:change-end text:change-id="ct105553254461872"/><text:change-start text:change-id="ct105553253847744"/></text:h>
      <text:p text:style-name="P30"><text:change-end text:change-id="ct105553253847744"/><text:change-start text:change-id="ct105553253886992"/>This has the advantage of simplicity on the requesting node, without si<text:change-end text:change-id="ct105553253886992"/><text:change-start text:change-id="ct105553253890352"/>gnificantly increasing the complexity on the replying node. <text:s/>This could result in more flexibility on the field(s) used as the basis for sorting as well as the <text:change-end text:change-id="ct105553253890352"/><text:change-start text:change-id="ct105553253882192"/><text:span text:style-name="T15">bind the memory required</text:span><text:change-end text:change-id="ct105553253882192"/><text:change-start text:change-id="ct105553253891072"/><text:span text:style-name="T15"> by the requesting node to handle the respons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105553118061312">
          <table:table-cell table:style-name="Table5.A1" office:value-type="string">
            <text:p text:style-name="P40">Name</text:p>
          </table:table-cell>
          <table:table-cell table:style-name="Table5.A1" office:value-type="string">
            <text:p text:style-name="P40">Dest ID</text:p>
          </table:table-cell>
          <table:table-cell table:style-name="Table5.A1" office:value-type="string">
            <text:p text:style-name="P40">Simple Node </text:p>
          </table:table-cell>
          <table:table-cell table:style-name="Table5.A1" office:value-type="string">
            <text:p text:style-name="P40">Common</text:p>
            <text:p text:style-name="P40">MTI</text:p>
          </table:table-cell>
          <table:table-cell table:style-name="Table5.A1" office:value-type="string">
            <text:p text:style-name="P40">CAN format</text:p>
          </table:table-cell>
          <table:table-cell table:style-name="Table5.F1" office:value-type="string">
            <text:p text:style-name="P40">Data Content</text:p>
          </table:table-cell>
        </table:table-row>
        <table:table-row table:style-name="TableLine105553118043648">
          <table:table-cell table:style-name="Table5.A2" office:value-type="string">
            <text:p text:style-name="P49">Node ID Search Reply</text:p>
          </table:table-cell>
          <table:table-cell table:style-name="Table5.A2" office:value-type="string">
            <text:p text:style-name="P47">Y</text:p>
          </table:table-cell>
          <table:table-cell table:style-name="Table5.A2" office:value-type="string">
            <text:p text:style-name="P47">Y</text:p>
          </table:table-cell>
          <table:table-cell table:style-name="Table5.A2" office:value-type="string">
            <text:p text:style-name="P45">0x<text:span text:style-name="T14">XXXX</text:span></text:p>
          </table:table-cell>
          <table:table-cell table:style-name="Table5.A2" office:value-type="string">
            <text:p text:style-name="P45">0x1<text:span text:style-name="T14">9XX</text:span>,<text:span text:style-name="T14">X</text:span>sss</text:p>
          </table:table-cell>
          <table:table-cell table:style-name="Table5.F2" office:value-type="string">
            <text:p text:style-name="P47">fddd, Sequence Number, <text:span text:style-name="T15">list of null terminated metadata field contents up to &lt;max response size&gt; bytes.</text:span></text:p>
          </table:table-cell>
        </table:table-row>
      </table:table>
      <text:p text:style-name="P31"/>
      <text:p text:style-name="P31">One disadvantage is that more network bandwidth, perhaps significantly more, may be required <text:change-end text:change-id="ct105553253891072"/><text:change-start text:change-id="ct105553253890112"/>for all the resulting nodes to respond.<text:change-end text:change-id="ct105553253890112"/><text:change-start text:change-id="ct105553253886272"/> <text:s/>This may be acceptable as the network bandwidth should scale based on the number of nodes in it through additional segments, <text:change-end text:change-id="ct105553253886272"/><text:change-start text:change-id="ct105553253888912"/>faster transport layers, etc...<text:change-end text:change-id="ct105553253888912"/><text:change-start text:change-id="ct105553253890832"/></text:p>
      <text:h text:style-name="P56" text:outline-level="2"><text:change-end text:change-id="ct105553253890832"/><text:change-start text:change-id="ct105553253885792"/>States</text:h>
      <text:h text:style-name="Heading_20_2" text:outline-level="2">Interactions<text:change-end text:change-id="ct105553253885792"/><text:change-start text:change-id="ct105553253887952"/></text:h>
      <text:h text:style-name="P60" text:outline-level="3">Case Study, Bridge to Legacy DCC style throttle</text:h>
      <text:p text:style-name="P8">In this case, <text:change-end text:change-id="ct105553253887952"/><text:change-start text:change-id="ct105553253890592"/>he legacy throttle request a 2/4 digit DCC address. <text:s/>The bridge makes an exact match search on the add<text:change-end text:change-id="ct105553253890592"/><text:change-start text:change-id="ct105553253886752"/>ress. <text:s/>The DCC command station responds (as a proxy node) with the technology attribute set to <text:change-end text:change-id="ct105553253886752"/><text:change-start text:change-id="ct105553253887232"/>“DCC”</text:p>
      <text:p text:style-name="P20">Note, other responses may also occur, but the bridge will ignore them unless the technology attribute<text:change-end text:change-id="ct105553253887232"/><text:change-start text:change-id="ct105553253762944"/> is “DCC” and the address is an exact match.</text:p>
      <text:p text:style-name="P7">Bridge makes a map between the DCC address and 48-bit Unique Node ID of the proxy node. <text:s/>The Bridge competes the <text:change-end text:change-id="ct105553253762944"/><text:change-start text:change-id="ct105553253763664"/>assignment with the legacy throttle.<text:change-end text:change-id="ct105553253763664"/><text:change-start text:change-id="ct105553253773744"/></text:p>
      <text:h text:style-name="P61" text:outline-level="3"><text:change-end text:change-id="ct105553253773744"/><text:change-start text:change-id="ct105553253765824"/><text:soft-page-break/><text:span text:style-name="T15">Case Study, </text:span><text:change-end text:change-id="ct105553253765824"/><text:change-start text:change-id="ct105553253793488"/><text:span text:style-name="T15">Intermediate Throttle</text:span><text:change-end text:change-id="ct105553253793488"/><text:change-start text:change-id="ct105553253784128"/></text:h>
      <text:p text:style-name="P8"><text:change-end text:change-id="ct105553253784128"/><text:change text:change-id="ct105553253789648"/><text:change-start text:change-id="ct105553254111568"/>This throttle has a finite number of resources, but is native OpenLCB. <text:s/>Example hardware specs might includes.</text:p>
      <text:list xml:id="list3585386411" text:style-name="L4">
        <text:list-item>
          <text:p text:style-name="P69">32-bit <text:change-end text:change-id="ct105553254111568"/><text:change-start text:change-id="ct105553254120448"/><text:span text:style-name="T18">MCU</text:span><text:change-end text:change-id="ct105553254120448"/><text:change-start text:change-id="ct105553254114448"/></text:p>
        </text:list-item>
        <text:list-item>
          <text:p text:style-name="P69">less than 1MB FLASH</text:p>
        </text:list-item>
        <text:list-item>
          <text:p text:style-name="P69">less than 256K RAM</text:p>
        </text:list-item>
        <text:list-item>
          <text:p text:style-name="P69">4 line LCD screen <text:span text:style-name="T19">(graphic or character)</text:span></text:p>
        </text:list-item>
        <text:list-item>
          <text:p text:style-name="P69">Numeric keypad + a few specially buttons</text:p>
        </text:list-item>
      </text:list>
      <text:p text:style-name="P9"><text:change-end text:change-id="ct105553254114448"/><text:change-start text:change-id="ct105553254109408"/>Throttle wants to make a query *123* on a large dataset. <text:s/>The result is <text:change-end text:change-id="ct105553254109408"/><text:change-start text:change-id="ct105553254107728"/>50+ nodes.<text:change-end text:change-id="ct105553254107728"/><text:change-start text:change-id="ct105553254110128"/> <text:s/>The throttle keeps a <text:span text:style-name="T16">scroll list that is 10 entries and can display 4 at one time on the display. <text:s/>As the results come in, they go into the sorted list of 10 entries. <text:s/>Those entries that get pushed ou</text:span><text:change-end text:change-id="ct105553254110128"/><text:change-start text:change-id="ct105553254107248"/><text:span text:style-name="T16">t of the list are forgotten by the throttle, they are out of focus of the display and the scroll buffer.</text:span></text:p>
      <table:table table:name="Table6" table:style-name="Table6">
        <table:table-column table:style-name="Table6.A"/>
        <table:table-row table:style-name="TableLine105553118051072">
          <table:table-cell table:style-name="Table6.A1" office:value-type="string">
            <text:p text:style-name="P51">Out of focus up scroll buffer, empty when focused on top of list</text:p>
          </table:table-cell>
        </table:table-row>
        <table:table-row table:style-name="TableLine105553118045952">
          <table:table-cell table:style-name="Table6.A2" office:value-type="string">
            <text:p text:style-name="P51">Out of focus up scroll buffer, empty when focused on top of list</text:p>
          </table:table-cell>
        </table:table-row>
        <table:table-row table:style-name="TableLine105553118042368">
          <table:table-cell table:style-name="Table6.A2" office:value-type="string">
            <text:p text:style-name="P51">Out of focus up scroll buffer, empty when focused on top of list</text:p>
          </table:table-cell>
        </table:table-row>
        <table:table-row table:style-name="TableLine105553118050304">
          <table:table-cell table:style-name="Table6.A4" office:value-type="string">
            <text:p text:style-name="P51">In display focus 1</text:p>
          </table:table-cell>
        </table:table-row>
        <table:table-row table:style-name="TableLine105553118045696">
          <table:table-cell table:style-name="Table6.A4" office:value-type="string">
            <text:p text:style-name="P51">In display focus 2</text:p>
          </table:table-cell>
        </table:table-row>
        <table:table-row table:style-name="TableLine105553118048512">
          <table:table-cell table:style-name="Table6.A4" office:value-type="string">
            <text:p text:style-name="P51">In display focus 3</text:p>
          </table:table-cell>
        </table:table-row>
        <table:table-row table:style-name="TableLine105553118050560">
          <table:table-cell table:style-name="Table6.A4" office:value-type="string">
            <text:p text:style-name="P51">In display focus 4</text:p>
          </table:table-cell>
        </table:table-row>
        <table:table-row table:style-name="TableLine105553118047488">
          <table:table-cell table:style-name="Table6.A2" office:value-type="string">
            <text:p text:style-name="P51">Out of focus down scroll buffer, empty when focused on bottom of list</text:p>
          </table:table-cell>
        </table:table-row>
        <table:table-row table:style-name="TableLine105553118041856">
          <table:table-cell table:style-name="Table6.A2" office:value-type="string">
            <text:p text:style-name="P51">Out of focus down scroll buffer, empty when focused on bottom of list</text:p>
          </table:table-cell>
        </table:table-row>
        <table:table-row table:style-name="TableLine105553118050816">
          <table:table-cell table:style-name="Table6.A2" office:value-type="string">
            <text:p text:style-name="P51">Out of focus down scroll buffer, empty when focused on bottom of list</text:p>
          </table:table-cell>
        </table:table-row>
      </table:table>
      <text:p text:style-name="P9"><text:change-end text:change-id="ct105553254107248"/><text:change-start text:change-id="ct105553254120208"/></text:p>
      <text:p text:style-name="Standard"><text:change-end text:change-id="ct105553254120208"/><text:s/><text:change-start text:change-id="ct105553254111088"/><text:span text:style-name="T17">When the throttle scrolls up in the list, it can immediately display the </text:span><text:change-end text:change-id="ct105553254111088"/><text:change-start text:change-id="ct105553254108928"/><text:span text:style-name="T17">out of focus entries it has buffered. <text:s/>If this results in empty slots in the list, another search is kicked off in order to fill in the gap(s).</text:span><text:change-end text:change-id="ct105553254108928"/></text:p>
      <text:h text:style-name="Heading_20_1" text:outline-level="1"><text:change text:change-id="ct105553254112528"/><text:change-start text:change-id="ct105553254108688"/><text:soft-page-break/>Background Information<text:change-end text:change-id="ct105553254108688"/></text:h>
      <text:p text:style-name="Standard">Quisque sollicitudin tempor bibendum. Donec consectetur condimentum sollicitudin. Sed dignissim velit id felis lacinia at eleifend nisi laoreet. Vivamus tristique porta ornare. Vivamus feugiat dolor id lectus aliquet luctus. <text:change text:change-id="ct105553254108448"/><text:change-start text:change-id="ct105553254118528"/></text:p>
      <text:p text:style-name="P19"><text:change-end text:change-id="ct1055532541185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itle<text:tab/>1</text:p>
          <text:p text:style-name="P18">Section Title<text:tab/>2</text:p>
          <text:p text:style-name="P18">Section Title<text:tab/>2</text:p>
        </text:index-body>
      </text:table-of-conten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number:date-style style:name="N109">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ce104"/>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cm" fo:margin-right="0cm" fo:margin-top="0cm" fo:margin-bottom="0.3cm" style:contextual-spacing="false" fo:orphans="2" fo:widows="2" fo:text-indent="0cm" style:auto-text-indent="false" style:writing-mode="lr-tb">
        <style:tab-stops>
          <style:tab-stop style:position="7.62cm" style:type="center"/>
          <style:tab-stop style:position="16.508cm" style:type="right"/>
        </style:tab-stops>
      </style:paragraph-properties>
      <style:text-properties officeooo:paragraph-rsid="001dc103"/>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033a42" officeooo:paragraph-rsid="00033a42"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tracked-changes>
          <text:changed-region xml:id="ct105553254594864" text:id="ct105553254594864">
            <text:deletion>
              <office:change-info>
                <dc:creator>Bob Jacobsen</dc:creator>
                <dc:date>2013-02-15T12:47:00</dc:date>
              </office:change-info>
              <text:p text:style-name="MP1">-CAN </text:p>
            </text:deletion>
          </text:changed-region>
          <text:changed-region xml:id="ct105553254585024" text:id="ct105553254585024">
            <text:insertion>
              <office:change-info>
                <dc:creator>Bob Jacobsen</dc:creator>
                <dc:date>2013-02-15T12:47:00</dc:date>
              </office:change-info>
            </text:insertion>
          </text:changed-region>
          <text:changed-region xml:id="ct105553254587424" text:id="ct105553254587424">
            <text:deletion>
              <office:change-info>
                <dc:creator>Bob Jacobsen</dc:creator>
                <dc:date>2013-02-15T12:47:00</dc:date>
              </office:change-info>
              <text:p text:style-name="MP1">Technical</text:p>
            </text:deletion>
          </text:changed-region>
          <text:changed-region xml:id="ct105553254582864" text:id="ct105553254582864">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5553254594864"/><text:change-start text:change-id="ct105553254585024"/> <text:change-end text:change-id="ct105553254585024"/>Praesent Gravida <text:change text:change-id="ct105553254587424"/><text:change-start text:change-id="ct105553254582864"/>Working<text:change-end text:change-id="ct105553254582864"/> Note</text:p>
      </style:header>
      <style:footer>
        <text:tracked-changes>
          <text:changed-region xml:id="ct105553254466496" text:id="ct105553254466496">
            <text:deletion>
              <office:change-info>
                <dc:creator>Alex Shepherd</dc:creator>
                <dc:date>2021-05-01T00:32:57</dc:date>
              </office:change-info>
              <text:p text:style-name="MP4"><text:span text:style-name="Page_20_Number"><text:span text:style-name="MT2"><text:date style:data-style-name="N75" text:date-value="2021-05-01T00:37:49.214106746">1 May 2021</text:date></text:span></text:span></text:p>
            </text:deletion>
          </text:changed-region>
          <text:changed-region xml:id="ct105553254476336" text:id="ct105553254476336">
            <text:deletion>
              <office:change-info>
                <dc:creator>Bob Jacobsen</dc:creator>
                <dc:date>2013-02-06T22:27:00</dc:date>
              </office:change-info>
              <text:p text:style-name="MP4"><text:span text:style-name="Page_20_Number"><text:span text:style-name="MT2"><text:date style:data-style-name="N109" text:date-value="2021-05-01T00:37:49.214395293">5/1/2021</text:date></text:span></text:span></text:p>
            </text:deletion>
          </text:changed-region>
          <text:changed-region xml:id="ct105553254472976" text:id="ct105553254472976">
            <text:deletion>
              <office:change-info>
                <dc:creator>Alex Shepherd</dc:creator>
                <dc:date>2021-05-01T00:32:57</dc:date>
              </office:change-info>
              <text:p text:style-name="MP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3</text:span></text:span></text:p>
            </text:deletion>
          </text:changed-region>
          <text:changed-region xml:id="ct105553254469376" text:id="ct105553254469376">
            <text:deletion>
              <office:change-info>
                <dc:creator>Bob Jacobsen</dc:creator>
                <dc:date>2012-03-27T10:08:00</dc:date>
              </office:change-info>
              <text:p text:style-name="MP4"><text:span text:style-name="Page_20_Number"><text:span text:style-name="MT2">1</text:span></text:span></text:p>
            </text:deletion>
          </text:changed-region>
          <text:changed-region xml:id="ct105553254472256" text:id="ct105553254472256">
            <text:deletion>
              <office:change-info>
                <dc:creator>Alex Shepherd</dc:creator>
                <dc:date>2021-05-01T00:32:57</dc:date>
              </office:change-info>
              <text:p text:style-name="MP4"><text:span text:style-name="Page_20_Number"><text:span text:style-name="MT2">Copyright 201</text:span></text:span></text:p>
            </text:deletion>
          </text:changed-region>
          <text:changed-region xml:id="ct105553254002880" text:id="ct105553254002880">
            <text:insertion>
              <office:change-info>
                <dc:creator>Alex Shepherd</dc:creator>
                <dc:date>2021-05-01T00:37:03</dc:date>
              </office:change-info>
            </text:insertion>
          </text:changed-region>
        </text:tracked-changes>
        <text:p text:style-name="MP4"><text:change text:change-id="ct105553254466496"/><text:change text:change-id="ct105553254476336"/><text:change text:change-id="ct105553254472976"/><text:change text:change-id="ct105553254469376"/><text:change text:change-id="ct105553254472256"/><text:change-start text:change-id="ct105553254002880"/><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21-05-01T00:37:49.216413237">May 1, 2021</text:date></text:span></text:span><text:change-end text:change-id="ct10555325400288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7.107cm" svg:height="2.517cm" draw:z-index="8"><draw:image xlink:href="Pictures/10000000000001310000006C617D372BF560F942.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Working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Search</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8"><text:date style:data-style-name="N75" text:date-value="2021-05-01T00:37:49.221527874">May 1, 2021</text:date></text:p>
            </table:table-cell>
            <table:table-cell table:style-name="Table1.C1" office:value-type="string">
              <text:p text:style-name="MP8">Preliminary</text:p>
            </table:table-cell>
          </table:table-row>
        </table:table>
        <text:p text:style-name="Header"/>
      </style:header>
      <style:footer>
        <text:tracked-changes>
          <text:changed-region xml:id="ct105553254465536" text:id="ct105553254465536">
            <text:deletion>
              <office:change-info>
                <dc:creator>Alex Shepherd</dc:creator>
                <dc:date>2021-05-01T00:32:47</dc:date>
              </office:change-info>
              <text:p text:style-name="MP6"><text:span text:style-name="Page_20_Number"><text:span text:style-name="MT3"/></text:span></text:p>
              <text:p text:style-name="MP6"><text:span text:style-name="Page_20_Number"><text:span text:style-name="MT2"><text:date style:data-style-name="N75" text:date-value="2021-05-01T00:37:49.222363340">1 May 2021</text:date></text:span></text:span></text:p>
            </text:deletion>
          </text:changed-region>
          <text:changed-region xml:id="ct105553254474656" text:id="ct105553254474656">
            <text:deletion>
              <office:change-info>
                <dc:creator>Bob Jacobsen</dc:creator>
                <dc:date>2013-02-06T22:27:00</dc:date>
              </office:change-info>
              <text:p text:style-name="MP6"><text:span text:style-name="Page_20_Number"><text:span text:style-name="MT2"><text:date style:data-style-name="N109" text:date-value="2021-05-01T00:37:49.222697149">5/1/2021</text:date></text:span></text:span></text:p>
            </text:deletion>
          </text:changed-region>
          <text:changed-region xml:id="ct105553254473216" text:id="ct105553254473216">
            <text:deletion>
              <office:change-info>
                <dc:creator>Alex Shepherd</dc:creator>
                <dc:date>2021-05-01T00:32:47</dc:date>
              </office:change-info>
              <text:p text:style-name="MP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4"><text:tab/></text:span></text:span><text:span text:style-name="Page_20_Number"><text:span text:style-name="MT2">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3</text:span></text:span></text:p>
            </text:deletion>
          </text:changed-region>
          <text:changed-region xml:id="ct105553254470576" text:id="ct105553254470576">
            <text:deletion>
              <office:change-info>
                <dc:creator>Bob Jacobsen</dc:creator>
                <dc:date>2012-03-27T10:08:00</dc:date>
              </office:change-info>
              <text:p text:style-name="MP6"><text:span text:style-name="Page_20_Number"><text:span text:style-name="MT2">1</text:span></text:span></text:p>
            </text:deletion>
          </text:changed-region>
          <text:changed-region xml:id="ct105553254480176" text:id="ct105553254480176">
            <text:deletion>
              <office:change-info>
                <dc:creator>Alex Shepherd</dc:creator>
                <dc:date>2021-05-01T00:32:47</dc:date>
              </office:change-info>
              <text:p text:style-name="MP6"><text:span text:style-name="Page_20_Number"><text:span text:style-name="MT2">Copyright 201</text:span></text:span></text:p>
            </text:deletion>
          </text:changed-region>
          <text:changed-region xml:id="ct105553253974016" text:id="ct105553253974016">
            <text:insertion>
              <office:change-info>
                <dc:creator>Alex Shepherd</dc:creator>
                <dc:date>2021-05-01T00:37:17</dc:date>
              </office:change-info>
            </text:insertion>
          </text:changed-region>
        </text:tracked-changes>
        <text:p text:style-name="MP6"><text:change text:change-id="ct105553254465536"/><text:change text:change-id="ct105553254474656"/><text:change text:change-id="ct105553254473216"/><text:change text:change-id="ct105553254470576"/><text:change text:change-id="ct105553254480176"/><text:change-start text:change-id="ct105553253974016"/><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21-05-01T00:37:49.224876654">May 1, 2021</text:date></text:span></text:span><text:change-end text:change-id="ct105553253974016"/></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92</meta:editing-cycles>
    <meta:editing-duration>PT22H11M29S</meta:editing-duration>
    <meta:generator>LibreOffice/7.0.5.2$MacOSX_X86_64 LibreOffice_project/64390860c6cd0aca4beafafcfd84613dd9dfb63a</meta:generator>
    <dc:date>2021-05-01T00:37:19.414291663</dc:date>
    <dc:creator>Alex Shepherd</dc:creator>
    <meta:document-statistic meta:table-count="6" meta:image-count="1" meta:object-count="0" meta:page-count="8" meta:paragraph-count="151" meta:word-count="1999" meta:character-count="11764" meta:non-whitespace-character-count="9861"/>
    <meta:user-defined meta:name="Info 1"/>
    <meta:user-defined meta:name="Info 2"/>
    <meta:user-defined meta:name="Info 3"/>
    <meta:user-defined meta:name="Info 4"/>
  </office:meta>
</office:document-meta>
</file>